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onsolas" svg:font-family="Consolas" style:font-family-generic="swiss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family-generic="swiss" style:font-pitch="variable"/>
    <style:font-face style:name="Lato1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officeooo:paragraph-rsid="001248cc" style:font-size-asian="11pt" style:font-size-complex="11pt" loext:padding="0in" loext:border="none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 fo:padding="0.0598in" fo:border="0.06pt solid #f10d0c"/>
      <style:text-properties style:font-name="Lato" fo:font-size="11pt" fo:language="en" fo:country="GB" officeooo:paragraph-rsid="001248cc" style:font-size-asian="11pt" style:font-size-complex="11pt" loext:padding="0in" loext:border="none"/>
    </style:style>
    <style:style style:name="P3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style:font-name="Lato" fo:font-size="11pt" fo:language="en" fo:country="GB" officeooo:paragraph-rsid="001fc842" style:font-size-asian="11pt" style:font-size-complex="11pt" loext:padding="0in" loext:border="none"/>
    </style:style>
    <style:style style:name="P4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 fo:padding="0.0598in" fo:border="0.06pt solid #f10d0c"/>
      <style:text-properties style:font-name="Lato" fo:font-size="11pt" officeooo:paragraph-rsid="001248cc" style:font-size-asian="11pt" style:font-size-complex="11pt" loext:padding="0in" loext:border="none"/>
    </style:style>
    <style:style style:name="P7" style:family="paragraph" style:parent-style-name="Text_20_body">
      <style:paragraph-properties fo:margin-left="0in" fo:margin-right="0in" fo:margin-top="0in" fo:margin-bottom="0.0598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8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9" style:family="paragraph" style:parent-style-name="Text_20_body">
      <style:paragraph-properties fo:margin-left="0in" fo:margin-right="0in" fo:margin-top="0in" fo:margin-bottom="0.1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12" style:family="paragraph" style:parent-style-name="Standard">
      <style:paragraph-properties fo:margin-left="0in" fo:margin-right="0in" fo:margin-top="0in" fo:margin-bottom="0.0598in" style:contextual-spacing="false" fo:text-indent="0in" style:auto-text-indent="false" fo:padding="0in" fo:border="none"/>
      <style:text-properties style:font-name="Lato" fo:font-size="11pt" officeooo:paragraph-rsid="002295f0" style:font-size-asian="11pt" style:font-size-complex="11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14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officeooo:paragraph-rsid="002462e0" style:font-size-asian="11pt" style:font-size-complex="11pt" loext:padding="0in" loext:border="none"/>
    </style:style>
    <style:style style:name="P15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officeooo:paragraph-rsid="00261336" style:font-size-asian="11pt" style:font-size-complex="11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style:font-name="Lato" fo:font-size="11pt" style:font-size-asian="11pt" style:font-size-complex="11pt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3ace08" style:font-size-asian="11pt" style:font-size-complex="11pt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rsid="002462e0" officeooo:paragraph-rsid="002462e0" style:font-size-asian="11pt" style:font-size-complex="11pt" loext:padding="0in" loext:border="none"/>
    </style:style>
    <style:style style:name="P19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fo:font-weight="bold" officeooo:paragraph-rsid="002462e0" style:font-size-asian="11pt" style:font-weight-asian="bold" style:font-size-complex="11pt" style:font-weight-complex="bold" loext:padding="0in" loext:border="none"/>
    </style:style>
    <style:style style:name="P20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fo:font-weight="bold" officeooo:paragraph-rsid="00261336" style:font-size-asian="11pt" style:font-weight-asian="bold" style:font-size-complex="11pt" style:font-weight-complex="bold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US" officeooo:paragraph-rsid="001248cc" style:font-size-asian="11pt" style:font-size-complex="11pt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3a00c1"/>
    </style:style>
    <style:style style:name="P23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24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language="en" fo:country="US" fo:font-style="normal" fo:font-weight="normal" officeooo:paragraph-rsid="001248cc" style:font-size-asian="11pt" style:font-size-complex="11pt" loext:padding="0in" loext:border="none"/>
    </style:style>
    <style:style style:name="P25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27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size-asian="16pt" style:font-weight-asian="bold" style:font-size-complex="16pt" style:font-weight-complex="bold" loext:padding="0in" loext:border="none"/>
    </style:style>
    <style:style style:name="P28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29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30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ff344" style:font-size-asian="11pt" style:font-size-complex="11pt" loext:padding="0in" loext:border="none"/>
    </style:style>
    <style:style style:name="P34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ff344" style:font-size-asian="11pt" style:font-size-complex="11pt" loext:padding="0in" loext:border="none"/>
    </style:style>
    <style:style style:name="P35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bold" style:font-size-asian="11pt" style:font-weight-asian="bold" style:font-size-complex="11pt" style:font-weight-complex="bold" loext:padding="0in" loext:border="none"/>
    </style:style>
    <style:style style:name="P36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normal" officeooo:paragraph-rsid="003f111b" style:font-size-asian="11pt" style:font-size-complex="11pt" loext:padding="0in" loext:border="none"/>
    </style:style>
    <style:style style:name="P37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officeooo:paragraph-rsid="001248cc" style:font-size-asian="11pt" style:font-size-complex="11pt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officeooo:paragraph-rsid="002295f0" style:font-size-asian="11pt" style:font-size-complex="11pt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41" style:family="paragraph" style:parent-style-name="Text_20_body">
      <loext:graphic-properties draw:fill="solid" draw:fill-color="#ffffd7" draw:fill-gradient-name="gradient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fd7" fo:padding="0.0598in" fo:border="0.06pt solid #f10d0c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3a6219" style:font-size-asian="11pt" style:font-size-complex="11pt" loext:padding="0in" loext:border="none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officeooo:paragraph-rsid="001248cc" style:font-size-asian="11pt" style:font-size-complex="11pt" loext:padding="0in" loext:border="none"/>
    </style:style>
    <style:style style:name="P44" style:family="paragraph" style:parent-style-name="Standard">
      <style:paragraph-properties fo:margin-left="0in" fo:margin-right="0in" fo:margin-top="0in" fo:margin-bottom="0.0201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45" style:family="paragraph" style:parent-style-name="Standard">
      <style:paragraph-properties fo:margin-left="0in" fo:margin-right="0in" fo:margin-top="0in" fo:margin-bottom="0.0598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46" style:family="paragraph" style:parent-style-name="Text_20_body">
      <style:paragraph-properties fo:margin-left="0in" fo:margin-right="0in" fo:margin-top="0in" fo:margin-bottom="0.0598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48" style:family="paragraph" style:parent-style-name="Table_20_Contents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4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01248cc" style:font-size-asian="11pt" style:font-size-complex="11pt" loext:padding="0in" loext:border="none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333333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333333" loext:opacity="100%" style:font-name="Consolas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5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1248cc" style:font-size-asian="11pt" style:font-weight-asian="normal" style:font-size-complex="11pt" style:font-weight-complex="normal" loext:padding="0in" loext:border="none"/>
    </style:style>
    <style:style style:name="P54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1248cc" style:font-size-asian="11pt" style:font-weight-asian="normal" style:font-size-complex="11pt" style:font-weight-complex="normal" loext:padding="0in" loext:border="none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56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c9211e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c9211e" loext:opacity="100%" style:font-name="Consolas" fo:font-size="11pt" fo:letter-spacing="normal" fo:language="en" fo:country="US" fo:font-style="normal" style:text-underline-style="none" fo:font-weight="normal" officeooo:paragraph-rsid="001248cc" style:font-size-asian="11pt" style:font-weight-asian="normal" style:font-size-complex="11pt" style:font-weight-complex="normal" loext:padding="0in" loext:border="none"/>
    </style:style>
    <style:style style:name="P59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1" fo:font-size="16pt" officeooo:paragraph-rsid="001248cc" style:font-size-asian="16pt" style:font-size-complex="16pt" loext:padding="0in" loext:border="none"/>
    </style:style>
    <style:style style:name="P6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1" fo:font-size="20pt" fo:language="en" fo:country="US" officeooo:paragraph-rsid="001248cc" style:font-size-asian="20pt" style:font-size-complex="20pt" loext:padding="0in" loext:border="none"/>
    </style:style>
    <style:style style:name="P61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officeooo:paragraph-rsid="0046981c"/>
    </style:style>
    <style:style style:name="P6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c0a8e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.1201in" style:contextual-spacing="false" style:line-height-at-least="0.198in" fo:text-indent="0in" style:auto-text-indent="false" fo:background-color="transparent"/>
      <style:text-properties style:font-name="Fira code" fo:font-size="10.5pt" officeooo:paragraph-rsid="00446e4e"/>
    </style:style>
    <style:style style:name="P64" style:family="paragraph" style:parent-style-name="Standard">
      <loext:graphic-properties draw:fill="none"/>
      <style:paragraph-properties fo:margin-left="0.0598in" fo:margin-right="0in" style:line-height-at-least="0.198in" fo:text-indent="0in" style:auto-text-indent="false" fo:background-color="transparent"/>
      <style:text-properties fo:color="#cccccc" loext:opacity="100%" style:font-name="Fira code" fo:font-size="10.5pt" fo:font-weight="normal" officeooo:paragraph-rsid="00446e4e" fo:background-color="#1c1c1c"/>
    </style:style>
    <style:style style:name="P65" style:family="paragraph" style:parent-style-name="Standard">
      <loext:graphic-properties draw:fill="none"/>
      <style:paragraph-properties fo:margin-left="0.0598in" fo:margin-right="0in" fo:text-indent="0in" style:auto-text-indent="false" fo:background-color="transparent"/>
      <style:text-properties fo:color="#3c99dc" loext:opacity="100%" style:font-name="Fira code" fo:font-size="10.5pt" fo:font-weight="normal" officeooo:paragraph-rsid="00446e4e" fo:background-color="#1c1c1c" style:font-size-asian="11pt" style:font-size-complex="11pt"/>
    </style:style>
    <style:style style:name="P66" style:family="paragraph" style:parent-style-name="Standard">
      <loext:graphic-properties draw:fill="none"/>
      <style:paragraph-properties fo:margin-left="0.0598in" fo:margin-right="0in" style:line-height-at-least="0.198in" fo:text-indent="0in" style:auto-text-indent="false" fo:background-color="transparent"/>
      <style:text-properties officeooo:paragraph-rsid="00446e4e"/>
    </style:style>
    <style:style style:name="P67" style:family="paragraph" style:parent-style-name="Standard">
      <loext:graphic-properties draw:fill="none"/>
      <style:paragraph-properties fo:margin-left="0.0598in" fo:margin-right="0in" fo:margin-top="0in" fo:margin-bottom="0.0799in" style:contextual-spacing="false" style:line-height-at-least="0.198in" fo:text-indent="0in" style:auto-text-indent="false" fo:background-color="transparent"/>
      <style:text-properties officeooo:paragraph-rsid="00446e4e"/>
    </style:style>
    <style:style style:name="P68" style:family="paragraph" style:parent-style-name="Standard">
      <loext:graphic-properties draw:fill="none"/>
      <style:paragraph-properties fo:margin-left="0.0598in" fo:margin-right="0in" fo:margin-top="0in" fo:margin-bottom="0.1in" style:contextual-spacing="false" style:line-height-at-least="0.198in" fo:text-indent="0in" style:auto-text-indent="false" fo:background-color="transparent"/>
      <style:text-properties officeooo:paragraph-rsid="00446e4e"/>
    </style:style>
    <style:style style:name="P69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</style:style>
    <style:style style:name="P7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 fo:padding="0.0598in" fo:border="0.06pt solid #f10d0c"/>
      <style:text-properties officeooo:paragraph-rsid="001248cc"/>
    </style:style>
    <style:style style:name="P7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248cc"/>
    </style:style>
    <style:style style:name="P72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style:use-window-font-color="true" loext:opacity="0%" style:font-name="Lato1" fo:font-size="11pt" fo:language="en" fo:country="GB" officeooo:paragraph-rsid="001248cc" style:font-size-asian="11pt" style:font-size-complex="11pt" loext:padding="0in" loext:border="none"/>
    </style:style>
    <style:style style:name="P73" style:family="paragraph" style:parent-style-name="Text_20_body">
      <style:paragraph-properties fo:margin-top="0in" fo:margin-bottom="0.1201in" style:contextual-spacing="false"/>
    </style:style>
    <style:style style:name="P74" style:family="paragraph" style:parent-style-name="Text_20_body">
      <style:paragraph-properties fo:margin-left="0in" fo:margin-right="0in" fo:margin-top="0in" fo:margin-bottom="0.0402in" style:contextual-spacing="false" fo:text-indent="0in" style:auto-text-indent="false" fo:padding="0in" fo:border="none"/>
      <style:text-properties style:font-name="Consolas" fo:font-size="11pt" officeooo:paragraph-rsid="001248cc" style:font-size-asian="11pt" style:font-size-complex="11pt" loext:padding="0in" loext:border="none"/>
    </style:style>
    <style:style style:name="P7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Consolas" fo:font-size="11pt" officeooo:paragraph-rsid="001248cc" style:font-size-asian="11pt" style:font-size-complex="11pt" loext:padding="0in" loext:border="none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style:font-name="Consolas" fo:font-size="11pt" officeooo:paragraph-rsid="001248cc" style:font-size-asian="11pt" style:font-size-complex="11pt" loext:padding="0in" loext:border="none"/>
    </style:style>
    <style:style style:name="P7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cc" loext:opacity="100%" style:font-name="Consolas" fo:font-size="11pt" fo:language="en" fo:country="US" style:text-underline-style="none" fo:font-weight="normal" officeooo:paragraph-rsid="001fc842" style:font-size-asian="11pt" style:font-weight-asian="normal" style:font-size-complex="11pt" style:font-weight-complex="normal" loext:padding="0in" loext:border="none"/>
    </style:style>
    <style:style style:name="P7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7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2c0a8e"/>
    </style:style>
    <style:style style:name="P80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02c0a8e"/>
    </style:style>
    <style:style style:name="P8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3a6219"/>
    </style:style>
    <style:style style:name="P82" style:family="paragraph" style:parent-style-name="Text_20_body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officeooo:paragraph-rsid="003a6219"/>
    </style:style>
    <style:style style:name="P8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3ace08"/>
    </style:style>
    <style:style style:name="P8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46981c"/>
    </style:style>
    <style:style style:name="P8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officeooo:paragraph-rsid="0046981c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237d05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2820e6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3113fa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32e3b5"/>
    </style:style>
    <style:style style:name="P91" style:family="paragraph" style:parent-style-name="Text_20_body">
      <style:paragraph-properties fo:margin-left="0in" fo:margin-right="0in" fo:margin-top="0in" fo:margin-bottom="0.2799in" style:contextual-spacing="false" fo:line-height="150%" fo:text-align="start" style:justify-single-word="false" fo:orphans="2" fo:widows="2" fo:text-indent="0in" style:auto-text-indent="false"/>
      <style:text-properties officeooo:paragraph-rsid="0034c6da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42919d"/>
    </style:style>
    <style:style style:name="P93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color="#1e6a39" loext:opacity="100%" style:font-name="Lato" fo:font-size="11pt" officeooo:paragraph-rsid="00261336" style:font-size-asian="11pt" style:font-size-complex="11pt" loext:padding="0in" loext:border="none"/>
    </style:style>
    <style:style style:name="P94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officeooo:paragraph-rsid="002820e6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/>
      <style:text-properties officeooo:paragraph-rsid="002820e6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/>
    </style:style>
    <style:style style:name="P97" style:family="paragraph" style:parent-style-name="Text_20_body">
      <style:paragraph-properties fo:margin-left="0in" fo:margin-right="0in" fo:margin-top="0.0402in" fo:margin-bottom="0.0598in" style:contextual-spacing="false" fo:line-height="200%" fo:text-align="start" style:justify-single-word="false" fo:orphans="2" fo:widows="2" fo:text-indent="0in" style:auto-text-indent="false"/>
      <style:text-properties officeooo:paragraph-rsid="0034c6da"/>
    </style:style>
    <style:style style:name="P98" style:family="paragraph" style:parent-style-name="Text_20_body">
      <style:paragraph-properties fo:margin-left="0in" fo:margin-right="0in" fo:margin-top="0in" fo:margin-bottom="0.2799in" style:contextual-spacing="false" fo:line-height="200%" fo:text-align="start" style:justify-single-word="false" fo:orphans="2" fo:widows="2" fo:text-indent="0in" style:auto-text-indent="false"/>
      <style:text-properties officeooo:paragraph-rsid="0034c6da"/>
    </style:style>
    <style:style style:name="P99" style:family="paragraph" style:parent-style-name="Text_20_body">
      <style:paragraph-properties fo:margin-left="0in" fo:margin-right="0in" fo:margin-top="0in" fo:margin-bottom="0.5201in" style:contextual-spacing="false" fo:line-height="200%" fo:text-align="start" style:justify-single-word="false" fo:orphans="2" fo:widows="2" fo:text-indent="0in" style:auto-text-indent="false"/>
      <style:text-properties officeooo:paragraph-rsid="0034c6da"/>
    </style:style>
    <style:style style:name="P100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bold" officeooo:paragraph-rsid="0046981c" style:font-size-asian="11pt" style:font-weight-asian="bold" style:font-size-complex="11pt" style:font-weight-complex="bold" loext:padding="0in" loext:border="none"/>
    </style:style>
    <style:style style:name="P101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bold" style:font-size-asian="11pt" style:font-weight-asian="bold" style:font-size-complex="11pt" style:font-weight-complex="bold" loext:padding="0in" loext:border="none"/>
    </style:style>
    <style:style style:name="P102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fc842" style:font-size-asian="11pt" style:font-size-complex="11pt" loext:padding="0in" loext:border="none"/>
    </style:style>
    <style:style style:name="P103" style:family="paragraph" style:parent-style-name="Text_20_body" style:list-style-name="L1">
      <style:paragraph-properties fo:margin-top="0in" fo:margin-bottom="0.1201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248cc" style:font-size-asian="11pt" style:font-size-complex="11pt" loext:padding="0in" loext:border="none"/>
    </style:style>
    <style:style style:name="P104" style:family="paragraph" style:parent-style-name="Text_20_body" style:list-style-name="L1">
      <style:paragraph-properties fo:margin-top="0in" fo:margin-bottom="0.1201in" style:contextual-spacing="false" fo:orphans="2" fo:widows="2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style:font-size-asian="11pt" style:font-size-complex="11pt" loext:padding="0in" loext:border="none"/>
    </style:style>
    <style:style style:name="P105" style:family="paragraph" style:parent-style-name="Text_20_body" style:list-style-name="L2">
      <style:paragraph-properties fo:margin-top="0in" fo:margin-bottom="0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ff344" style:font-size-asian="11pt" style:font-size-complex="11pt" loext:padding="0in" loext:border="none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10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3a00c1" style:font-size-asian="11pt" style:font-size-complex="11pt" loext:padding="0in" loext:border="none"/>
    </style:style>
    <style:style style:name="P108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normal" style:font-size-asian="11pt" style:font-size-complex="11pt" loext:padding="0in" loext:border="none"/>
    </style:style>
    <style:style style:name="P10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1fc842" style:font-size-asian="11pt" style:font-weight-asian="normal" style:font-size-complex="11pt" style:font-weight-complex="normal" loext:padding="0in" loext:border="none"/>
    </style:style>
    <style:style style:name="P11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1248cc" style:font-size-asian="11pt" style:font-weight-asian="normal" style:font-size-complex="11pt" style:font-weight-complex="normal" loext:padding="0in" loext:border="none"/>
    </style:style>
    <style:style style:name="P111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fo:font-variant="normal" fo:text-transform="none" fo:color="#333333" loext:opacity="100%" style:font-name="Consolas" fo:font-size="11pt" fo:letter-spacing="normal" fo:font-style="normal" fo:font-weight="normal" officeooo:paragraph-rsid="002820e6" style:font-size-asian="11pt" style:font-size-complex="11pt" loext:padding="0in" loext:border="none"/>
    </style:style>
    <style:style style:name="P1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01248cc" style:font-size-asian="11pt" style:font-size-complex="11pt" loext:padding="0in" loext:border="none"/>
    </style:style>
    <style:style style:name="P113" style:family="paragraph" style:parent-style-name="Text_20_body" style:list-style-name="L3">
      <style:paragraph-properties fo:margin-top="0in" fo:margin-bottom="0.1201in" style:contextual-spacing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114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fo:font-weight="bold" officeooo:paragraph-rsid="00261336" style:font-size-asian="11pt" style:font-weight-asian="bold" style:font-size-complex="11pt" style:font-weight-complex="bold" loext:padding="0in" loext:border="none"/>
    </style:style>
    <style:style style:name="P115" style:family="paragraph" style:parent-style-name="Text_20_body" style:list-style-name="L3">
      <style:paragraph-properties fo:margin-top="0in" fo:margin-bottom="0.1201in" style:contextual-spacing="false" fo:orphans="2" fo:widows="2" fo:padding="0in" fo:border="none"/>
    </style:style>
    <style:style style:name="T1" style:family="text">
      <style:text-properties fo:language="en" fo:country="GB" style:text-underline-style="solid" style:text-underline-width="auto" style:text-underline-color="font-color" fo:font-weight="normal"/>
    </style:style>
    <style:style style:name="T2" style:family="text">
      <style:text-properties fo:language="en" fo:country="GB" style:text-underline-style="solid" style:text-underline-width="auto" style:text-underline-color="font-color" fo:font-weight="normal" officeooo:rsid="003a00c1"/>
    </style:style>
    <style:style style:name="T3" style:family="text">
      <style:text-properties fo:language="en" fo:country="GB" style:text-underline-style="solid" style:text-underline-width="auto" style:text-underline-color="font-color" fo:font-weight="normal" officeooo:rsid="00446e4e"/>
    </style:style>
    <style:style style:name="T4" style:family="text">
      <style:text-properties fo:language="en" fo:country="GB" style:text-underline-style="solid" style:text-underline-width="auto" style:text-underline-color="font-color" fo:font-weight="normal" fo:background-color="#ffffff" loext:char-shading-value="0"/>
    </style:style>
    <style:style style:name="T5" style:family="text">
      <style:text-properties fo:language="en" fo:country="GB" style:text-underline-style="solid" style:text-underline-width="auto" style:text-underline-color="font-color" fo:font-weight="normal" officeooo:rsid="00446e4e" fo:background-color="#ffffff" loext:char-shading-value="0"/>
    </style:style>
    <style:style style:name="T6" style:family="text">
      <style:text-properties style:use-window-font-color="true" loext:opacity="0%" style:font-name="Lato" fo:letter-spacing="normal"/>
    </style:style>
    <style:style style:name="T7" style:family="text">
      <style:text-properties style:use-window-font-color="true" loext:opacity="0%" style:font-name="Lato1" fo:font-size="16pt" fo:language="en" fo:country="GB" style:text-underline-style="solid" style:text-underline-width="auto" style:text-underline-color="font-color" fo:font-weight="bold" style:font-name-asian="Noto Serif CJK SC" style:font-size-asian="16pt" style:font-weight-asian="bold" style:font-name-complex="Lohit Devanagari" style:font-size-complex="16pt" style:font-weight-complex="bold"/>
    </style:style>
    <style:style style:name="T8" style:family="text">
      <style:text-properties style:use-window-font-color="true" loext:opacity="0%" style:font-name="Lato1" fo:font-size="16pt" fo:language="en" fo:country="GB" style:text-underline-style="solid" style:text-underline-width="auto" style:text-underline-color="font-color" fo:font-weight="bold" officeooo:rsid="00446e4e" style:font-name-asian="Noto Serif CJK SC" style:font-size-asian="16pt" style:font-weight-asian="bold" style:font-name-complex="Lohit Devanagari" style:font-size-complex="16pt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color="#0000cc" loext:opacity="100%" fo:letter-spacing="normal" fo:language="en" fo:country="US" fo:font-style="normal" style:text-underline-style="none" fo:font-weight="normal" style:font-weight-asian="normal" style:font-weight-complex="normal"/>
    </style:style>
    <style:style style:name="T12" style:family="text">
      <style:text-properties fo:font-variant="normal" fo:text-transform="none" fo:color="#0000cc" loext:opacity="100%" fo:letter-spacing="normal" fo:language="en" fo:country="GB" fo:font-style="normal" fo:font-weight="normal"/>
    </style:style>
    <style:style style:name="T13" style:family="text">
      <style:text-properties fo:font-variant="normal" fo:text-transform="none" fo:color="#0000cc" loext:opacity="100%" style:font-name="Consolas" fo:font-size="11pt" fo:letter-spacing="normal" fo:language="en" fo:country="GB" fo:font-style="normal" fo:font-weight="normal" style:font-size-asian="11pt" style:font-size-complex="11pt" loext:padding="0in" loext:border="none"/>
    </style:style>
    <style:style style:name="T14" style:family="text">
      <style:text-properties fo:font-variant="normal" fo:text-transform="none" fo:color="#0000cc" loext:opacity="100%" style:font-name="Consolas" fo:letter-spacing="normal" fo:language="en" fo:country="GB" fo:font-style="normal" fo:font-weight="normal"/>
    </style:style>
    <style:style style:name="T15" style:family="text">
      <style:text-properties fo:font-variant="normal" fo:text-transform="none" fo:color="#0000cc" loext:opacity="100%" style:font-name="Consolas" fo:letter-spacing="normal" fo:font-style="normal" fo:font-weight="normal"/>
    </style:style>
    <style:style style:name="T16" style:family="text">
      <style:text-properties fo:font-variant="normal" fo:text-transform="none" fo:color="#0000cc" loext:opacity="100%" style:font-name="Lato1" fo:letter-spacing="normal" fo:language="en" fo:country="US" fo:font-style="normal" style:text-underline-style="none" fo:font-weight="normal" style:font-weight-asian="normal" style:font-weight-complex="normal"/>
    </style:style>
    <style:style style:name="T17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18" style:family="text">
      <style:text-properties fo:font-variant="normal" fo:text-transform="none" fo:color="#33333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19" style:family="text">
      <style:text-properties fo:font-variant="normal" fo:text-transform="none" fo:color="#333333" loext:opacity="100%" style:font-name="Consolas" fo:font-size="11pt" fo:letter-spacing="-0.0028in" fo:font-style="normal" fo:font-weight="normal" fo:background-color="#ffffff" loext:char-shading-value="0" style:font-size-asian="11pt" style:font-size-complex="11pt" loext:padding="0in" loext:border="none"/>
    </style:style>
    <style:style style:name="T20" style:family="text">
      <style:text-properties fo:font-variant="normal" fo:text-transform="none" fo:color="#333333" loext:opacity="100%" style:font-name="Consolas" fo:letter-spacing="normal" fo:font-style="normal" fo:font-weight="normal" fo:background-color="#ffffff" loext:char-shading-value="0"/>
    </style:style>
    <style:style style:name="T21" style:family="text">
      <style:text-properties fo:font-variant="normal" fo:text-transform="none" style:use-window-font-color="true" loext:opacity="0%" style:font-name="Lato" fo:letter-spacing="normal" fo:font-style="normal" fo:font-weight="normal" style:font-size-asian="11pt" style:font-size-complex="11pt" loext:padding="0in" loext:border="none"/>
    </style:style>
    <style:style style:name="T22" style:family="text">
      <style:text-properties fo:font-variant="normal" fo:text-transform="none" style:use-window-font-color="true" loext:opacity="0%" style:font-name="Lato" fo:letter-spacing="normal" fo:language="en" fo:country="GB" fo:font-style="normal" fo:font-weight="normal"/>
    </style:style>
    <style:style style:name="T2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style:font-size-asian="11pt" style:font-size-complex="11pt" loext:padding="0in" loext:border="none"/>
    </style:style>
    <style:style style:name="T2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officeooo:rsid="002462e0" style:font-size-asian="11pt" style:font-size-complex="11pt" loext:padding="0in" loext:border="none"/>
    </style:style>
    <style:style style:name="T2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fo:background-color="#ffffff" loext:char-shading-value="0" style:font-size-asian="11pt" style:font-size-complex="11pt" loext:padding="0in" loext:border="none"/>
    </style:style>
    <style:style style:name="T2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style:font-size-asian="11pt" style:font-size-complex="11pt" loext:padding="0in" loext:border="none"/>
    </style:style>
    <style:style style:name="T27" style:family="text">
      <style:text-properties fo:font-variant="normal" fo:text-transform="none" style:use-window-font-color="true" loext:opacity="0%" style:font-name="Lato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8" style:family="text">
      <style:text-properties fo:font-variant="normal" fo:text-transform="none" style:use-window-font-color="true" loext:opacity="0%" style:font-name="Lato" fo:font-size="11pt" fo:letter-spacing="normal" fo:language="en" fo:country="US" fo:font-style="normal" fo:font-weight="normal" style:font-size-asian="11pt" style:font-size-complex="11pt" loext:padding="0in" loext:border="none"/>
    </style:style>
    <style:style style:name="T29" style:family="text">
      <style:text-properties fo:font-variant="normal" fo:text-transform="none" style:use-window-font-color="true" loext:opacity="0%" fo:letter-spacing="normal"/>
    </style:style>
    <style:style style:name="T30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31" style:family="text">
      <style:text-properties fo:font-variant="normal" fo:text-transform="none" style:use-window-font-color="true" loext:opacity="0%" fo:letter-spacing="normal" fo:font-style="normal" fo:font-weight="normal" style:font-size-asian="11pt" style:font-size-complex="11pt" loext:padding="0in" loext:border="none"/>
    </style:style>
    <style:style style:name="T32" style:family="text">
      <style:text-properties fo:font-variant="normal" fo:text-transform="none" style:use-window-font-color="true" loext:opacity="0%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fo:letter-spacing="normal" fo:language="en" fo:country="GB" fo:font-style="normal" fo:font-weight="normal"/>
    </style:style>
    <style:style style:name="T34" style:family="text">
      <style:text-properties fo:font-variant="normal" fo:text-transform="none" style:use-window-font-color="true" loext:opacity="0%" fo:letter-spacing="normal" fo:language="en" fo:country="GB" fo:font-style="normal" fo:font-weight="bold" style:font-weight-asian="bold" style:font-weight-complex="bold"/>
    </style:style>
    <style:style style:name="T35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normal"/>
    </style:style>
    <style:style style:name="T36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normal" officeooo:rsid="002a3d31"/>
    </style:style>
    <style:style style:name="T37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normal" officeooo:rsid="003a00c1"/>
    </style:style>
    <style:style style:name="T38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bold" style:font-name-asian="Noto Serif CJK SC" style:font-weight-asian="bold" style:font-name-complex="Lohit Devanagari" style:font-weight-complex="bold"/>
    </style:style>
    <style:style style:name="T39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bold" officeooo:rsid="0036aa94" style:font-name-asian="Noto Serif CJK SC" style:font-weight-asian="bold" style:font-name-complex="Lohit Devanagari" style:font-weight-complex="bold"/>
    </style:style>
    <style:style style:name="T40" style:family="text">
      <style:text-properties fo:font-variant="normal" fo:text-transform="none" style:use-window-font-color="true" loext:opacity="0%" style:font-name="Lato1" fo:letter-spacing="normal" fo:font-style="normal" fo:font-weight="normal"/>
    </style:style>
    <style:style style:name="T41" style:family="text">
      <style:text-properties fo:font-variant="normal" fo:text-transform="none" style:use-window-font-color="true" loext:opacity="0%" style:font-name="Lato1" fo:letter-spacing="normal" fo:font-style="normal" fo:font-weight="normal" officeooo:rsid="001fc842"/>
    </style:style>
    <style:style style:name="T42" style:family="text">
      <style:text-properties fo:font-variant="normal" fo:text-transform="none" style:use-window-font-color="true" loext:opacity="0%" style:font-name="Lato1" fo:letter-spacing="normal" fo:font-style="normal" fo:font-weight="bold"/>
    </style:style>
    <style:style style:name="T43" style:family="text">
      <style:text-properties fo:font-variant="normal" fo:text-transform="none" style:use-window-font-color="true" loext:opacity="0%" style:font-name="Lato1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solid" style:text-underline-width="auto" style:text-underline-color="font-color" fo:font-weight="normal"/>
    </style:style>
    <style:style style:name="T4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style:font-size-asian="11pt" style:font-size-complex="11pt" loext:padding="0in" loext:border="none"/>
    </style:style>
    <style:style style:name="T4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style:font-size-asian="11pt" style:font-size-complex="11pt" loext:padding="0in" loext:border="none"/>
    </style:style>
    <style:style style:name="T4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font-size-asian="11pt" style:font-size-complex="11pt" loext:padding="0in" loext:border="none"/>
    </style:style>
    <style:style style:name="T48" style:family="text">
      <style:text-properties fo:font-variant="normal" fo:text-transform="none" style:use-window-font-color="true" loext:opacity="0%" style:font-name="Lato1" fo:font-size="11pt" fo:letter-spacing="normal" fo:font-style="normal" fo:font-weight="normal" style:font-size-asian="11pt" style:font-size-complex="11pt"/>
    </style:style>
    <style:style style:name="T49" style:family="text">
      <style:text-properties fo:font-variant="normal" fo:text-transform="none" style:use-window-font-color="true" loext:opacity="0%" style:font-name="Lato1" fo:font-size="11pt" fo:letter-spacing="normal" fo:font-style="normal" fo:font-weight="bold" style:font-size-asian="11pt" style:font-size-complex="11pt"/>
    </style:style>
    <style:style style:name="T50" style:family="text"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style:font-name-asian="Noto Serif CJK SC" style:font-size-asian="16pt" style:font-weight-asian="bold" style:font-name-complex="Lohit Devanagari" style:font-size-complex="16pt" style:font-weight-complex="bold"/>
    </style:style>
    <style:style style:name="T51" style:family="text">
      <style:text-properties fo:font-variant="normal" fo:text-transform="none" style:use-window-font-color="true" loext:opacity="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2" style:family="text">
      <style:text-properties fo:font-variant="normal" fo:text-transform="none" fo:color="#c9211e" loext:opacity="100%" fo:letter-spacing="normal" fo:font-style="normal" fo:font-weight="normal"/>
    </style:style>
    <style:style style:name="T53" style:family="text">
      <style:text-properties fo:font-variant="normal" fo:text-transform="none" fo:color="#c9211e" loext:opacity="100%" fo:letter-spacing="normal" fo:language="en" fo:country="GB" fo:font-style="normal" fo:font-weight="normal"/>
    </style:style>
    <style:style style:name="T54" style:family="text">
      <style:text-properties fo:font-variant="normal" fo:text-transform="none" fo:color="#c9211e" loext:opacity="100%" style:font-name="Lato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5" style:family="text">
      <style:text-properties fo:font-variant="normal" fo:text-transform="none" fo:color="#1e6a39" loext:opacity="100%" fo:letter-spacing="normal" fo:font-style="normal"/>
    </style:style>
    <style:style style:name="T56" style:family="text">
      <style:text-properties fo:font-variant="normal" fo:text-transform="none" fo:color="#1e6a39" loext:opacity="100%" fo:letter-spacing="normal" fo:language="en" fo:country="US" fo:font-style="normal" style:text-underline-style="none" fo:font-weight="normal" style:font-weight-asian="normal" style:font-weight-complex="normal"/>
    </style:style>
    <style:style style:name="T57" style:family="text">
      <style:text-properties fo:font-variant="normal" fo:text-transform="none" fo:color="#0000bb" loext:opacity="100%" style:font-name="Consolas" fo:letter-spacing="normal" fo:font-style="normal" fo:font-weight="normal" fo:background-color="#ffffff" loext:char-shading-value="0"/>
    </style:style>
    <style:style style:name="T58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9" style:family="text">
      <style:text-properties fo:font-variant="normal" fo:text-transform="none" fo:color="#0000bb" loext:opacity="100%" style:font-name="Consolas" fo:font-size="11pt" fo:letter-spacing="normal" fo:font-style="normal" fo:background-color="#ffffff" loext:char-shading-value="0" loext:padding="0in" loext:border="none"/>
    </style:style>
    <style:style style:name="T60" style:family="text">
      <style:text-properties fo:font-variant="normal" fo:text-transform="none" fo:color="#0000bb" loext:opacity="100%" style:font-name="Consolas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61" style:family="text">
      <style:text-properties fo:font-variant="normal" fo:text-transform="none" fo:color="#0000bb" loext:opacity="100%" style:font-name="Consolas" fo:font-size="11pt" fo:letter-spacing="normal" fo:font-style="normal" officeooo:rsid="00446e4e" fo:background-color="#ffffff" loext:char-shading-value="0" style:font-size-asian="11pt" style:font-size-complex="11pt" loext:padding="0in" loext:border="none"/>
    </style:style>
    <style:style style:name="T62" style:family="text">
      <style:text-properties fo:font-variant="normal" fo:text-transform="none" fo:color="#0000bb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63" style:family="text">
      <style:text-properties fo:font-variant="normal" fo:text-transform="none" fo:color="#007700" loext:opacity="100%" style:font-name="Consolas" fo:letter-spacing="normal" fo:font-style="normal" fo:font-weight="normal" fo:background-color="#ffffff" loext:char-shading-value="0"/>
    </style:style>
    <style:style style:name="T64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65" style:family="text">
      <style:text-properties fo:font-variant="normal" fo:text-transform="none" fo:color="#007700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66" style:family="text">
      <style:text-properties fo:font-variant="normal" fo:text-transform="none" fo:color="#007700" loext:opacity="10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67" style:family="text">
      <style:text-properties fo:font-variant="normal" fo:text-transform="none" fo:color="#ff8000" loext:opacity="100%" style:font-name="Consolas" fo:letter-spacing="normal" fo:font-style="normal" fo:font-weight="normal" fo:background-color="#ffffff" loext:char-shading-value="0"/>
    </style:style>
    <style:style style:name="T68" style:family="text">
      <style:text-properties fo:font-variant="normal" fo:text-transform="none" fo:color="#ff8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69" style:family="text">
      <style:text-properties fo:font-variant="normal" fo:text-transform="none" fo:color="#ff8000" loext:opacity="100%" style:font-name="Consolas" fo:font-size="11pt" fo:letter-spacing="-0.0043in" fo:font-style="normal" fo:font-weight="normal" fo:background-color="#ffffff" loext:char-shading-value="0" style:font-size-asian="11pt" style:font-size-complex="11pt" loext:padding="0in" loext:border="none"/>
    </style:style>
    <style:style style:name="T70" style:family="text">
      <style:text-properties fo:font-variant="normal" fo:text-transform="none" fo:color="#ff8000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71" style:family="text">
      <style:text-properties fo:font-variant="normal" fo:text-transform="none" fo:color="#dd0000" loext:opacity="100%" style:font-name="Consolas" fo:letter-spacing="normal" fo:font-style="normal" fo:font-weight="normal" fo:background-color="#ffffff" loext:char-shading-value="0"/>
    </style:style>
    <style:style style:name="T72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73" style:family="text">
      <style:text-properties fo:font-variant="normal" fo:text-transform="none" fo:color="#f10d0c" loext:opacity="100%" style:font-name="Lato" fo:font-size="11pt" fo:letter-spacing="normal" fo:language="en" fo:country="GB" fo:font-style="normal" fo:font-weight="normal" fo:background-color="#ffffff" loext:char-shading-value="0" style:font-size-asian="11pt" style:font-size-complex="11pt" loext:padding="0in" loext:border="none"/>
    </style:style>
    <style:style style:name="T74" style:family="text">
      <style:text-properties fo:font-variant="normal" fo:text-transform="none" fo:color="#f10d0c" loext:opacity="100%" style:font-name="Lato" fo:letter-spacing="normal" fo:font-style="normal" fo:font-weight="normal"/>
    </style:style>
    <style:style style:name="T75" style:family="text">
      <style:text-properties fo:font-variant="normal" fo:text-transform="none" fo:color="#f10d0c" loext:opacity="100%" style:font-name="Consolas" fo:letter-spacing="normal" fo:font-style="normal" fo:font-weight="normal" fo:background-color="#ffffff" loext:char-shading-value="0"/>
    </style:style>
    <style:style style:name="T76" style:family="text">
      <style:text-properties fo:font-variant="normal" fo:text-transform="none" fo:color="#f10d0c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77" style:family="text">
      <style:text-properties fo:font-variant="normal" fo:text-transform="none" fo:color="#f10d0c" loext:opacity="100%" fo:letter-spacing="normal" fo:language="en" fo:country="GB" fo:font-style="normal" style:text-underline-style="solid" style:text-underline-width="auto" style:text-underline-color="font-color" fo:font-weight="normal" fo:background-color="#ffffd7" loext:char-shading-value="0"/>
    </style:style>
    <style:style style:name="T78" style:family="text">
      <style:text-properties fo:font-variant="normal" fo:text-transform="none" fo:color="#f10d0c" loext:opacity="100%" fo:letter-spacing="normal" fo:font-style="normal" fo:font-weight="normal"/>
    </style:style>
    <style:style style:name="T79" style:family="text">
      <style:text-properties fo:font-variant="normal" fo:text-transform="none" fo:color="#780373" loext:opacity="100%" style:font-name="Consolas" fo:font-size="11pt" fo:letter-spacing="normal" fo:font-style="normal" style:text-underline-style="none" fo:font-weight="normal" fo:background-color="#ffffff" loext:char-shading-value="0" style:font-size-asian="11pt" style:font-size-complex="11pt" loext:padding="0in" loext:border="none"/>
    </style:style>
    <style:style style:name="T80" style:family="text">
      <style:text-properties fo:font-variant="normal" fo:text-transform="none" fo:color="#666666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81" style:family="text">
      <style:text-properties fo:font-variant="normal" fo:text-transform="none" fo:color="#666666" loext:opacity="100%" style:font-name="Consolas" fo:font-size="10.5pt" fo:letter-spacing="-0.0016in" fo:font-style="normal" fo:font-weight="normal" fo:background-color="#ffffff" loext:char-shading-value="0" style:font-size-asian="10.5pt" style:font-size-complex="10.5pt" loext:padding="0in" loext:border="none"/>
    </style:style>
    <style:style style:name="T82" style:family="text">
      <style:text-properties fo:font-variant="normal" fo:text-transform="none" fo:color="#a7074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83" style:family="text">
      <style:text-properties fo:font-variant="normal" fo:text-transform="none" fo:color="#a7074b" loext:opacity="100%" style:font-name="Consolas" fo:letter-spacing="normal" fo:font-style="normal" fo:font-weight="normal" fo:background-color="#ffffff" loext:char-shading-value="0"/>
    </style:style>
    <style:style style:name="T84" style:family="text">
      <style:text-properties fo:font-variant="normal" fo:text-transform="none" fo:color="#a7074b" loext:opacity="100%" fo:letter-spacing="normal" fo:language="en" fo:country="GB" fo:font-style="normal" style:text-underline-style="solid" style:text-underline-width="auto" style:text-underline-color="font-color" fo:font-weight="normal" officeooo:rsid="002a3d31"/>
    </style:style>
    <style:style style:name="T85" style:family="text">
      <style:text-properties fo:font-variant="normal" fo:text-transform="none" fo:color="#d62e4e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86" style:family="text">
      <style:text-properties fo:font-variant="normal" fo:text-transform="none" fo:color="#d62e4e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87" style:family="text">
      <style:text-properties fo:font-variant="normal" fo:text-transform="none" fo:color="#d62e4e" loext:opacity="100%" fo:letter-spacing="normal" fo:font-style="normal" fo:font-weight="normal"/>
    </style:style>
    <style:style style:name="T88" style:family="text">
      <style:text-properties fo:font-variant="normal" fo:text-transform="none" fo:color="#65095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89" style:family="text">
      <style:text-properties fo:font-variant="normal" fo:text-transform="none" style:font-name="Lato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90" style:family="text">
      <style:text-properties style:text-underline-style="none"/>
    </style:style>
    <style:style style:name="T91" style:family="text">
      <style:text-properties fo:color="#333333" loext:opacity="100%" style:font-name="Consolas" fo:font-size="11pt" fo:background-color="#ffffff" loext:char-shading-value="0"/>
    </style:style>
    <style:style style:name="T92" style:family="text">
      <style:text-properties fo:color="#333333" loext:opacity="100%" style:font-name="Consolas" fo:background-color="#ffffff" loext:char-shading-value="0"/>
    </style:style>
    <style:style style:name="T93" style:family="text">
      <style:text-properties style:font-name="Lato" fo:language="en" fo:country="GB" style:text-underline-style="solid" style:text-underline-width="auto" style:text-underline-color="font-color" fo:font-weight="normal" officeooo:rsid="00446e4e" fo:background-color="#ffffff" loext:char-shading-value="0" style:font-name-asian="Noto Serif CJK SC" style:font-name-complex="Lohit Devanagari"/>
    </style:style>
    <style:style style:name="T94" style:family="text">
      <style:text-properties style:font-name="Chilanka"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style:font-name="Chilanka" style:text-underline-style="solid" style:text-underline-width="auto" style:text-underline-color="font-color" fo:font-weight="bold" officeooo:rsid="001d2900" style:font-weight-asian="bold" style:font-weight-complex="bold"/>
    </style:style>
    <style:style style:name="T96" style:family="text">
      <style:text-properties fo:font-style="normal" fo:font-weight="normal"/>
    </style:style>
    <style:style style:name="T97" style:family="text">
      <style:text-properties style:font-name="Lato1" fo:font-size="16pt" fo:language="en" fo:country="GB" style:text-underline-style="solid" style:text-underline-width="auto" style:text-underline-color="font-color" fo:font-weight="bold" officeooo:rsid="00446e4e" fo:background-color="#ffffff" loext:char-shading-value="0" style:font-name-asian="Noto Serif CJK SC" style:font-size-asian="16pt" style:font-weight-asian="bold" style:font-name-complex="Lohit Devanagari" style:font-size-complex="16pt" style:font-weight-complex="bold"/>
    </style:style>
    <style:style style:name="T98" style:family="text">
      <style:text-properties fo:color="#1e6a39" loext:opacity="100%"/>
    </style:style>
    <style:style style:name="T99" style:family="text">
      <style:text-properties fo:color="#0000bb" loext:opacity="100%" style:font-name="Consolas" fo:background-color="#ffffff" loext:char-shading-value="0"/>
    </style:style>
    <style:style style:name="T100" style:family="text">
      <style:text-properties style:font-name="Consolas"/>
    </style:style>
    <style:style style:name="T101" style:family="text">
      <style:text-properties officeooo:rsid="0020d04b"/>
    </style:style>
    <style:style style:name="T102" style:family="text">
      <style:text-properties fo:color="#f10d0c" loext:opacity="100%"/>
    </style:style>
    <style:style style:name="T103" style:family="text">
      <style:text-properties officeooo:rsid="00261336"/>
    </style:style>
    <style:style style:name="T104" style:family="text">
      <style:text-properties fo:color="#a7074b" loext:opacity="100%"/>
    </style:style>
    <style:style style:name="T105" style:family="text">
      <style:text-properties fo:color="#d62e4e" loext:opacity="100%" style:font-name="Lato" fo:letter-spacing="normal"/>
    </style:style>
    <style:style style:name="T106" style:family="text">
      <style:text-properties officeooo:rsid="0036aa94"/>
    </style:style>
    <style:style style:name="T107" style:family="text">
      <style:text-properties fo:color="#793862" loext:opacity="100%" style:font-name="Fira Sans" fo:font-size="12pt" fo:font-weight="normal" fo:background-color="#ffffff" loext:char-shading-value="0"/>
    </style:style>
    <style:style style:name="T108" style:family="text">
      <style:text-properties fo:color="#650953" loext:opacity="100%"/>
    </style:style>
    <style:style style:name="T10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9846in" fo:text-indent="-0.25in" fo:margin-left="3.98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2346in" fo:text-indent="-0.25in" fo:margin-left="4.23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4846in" fo:text-indent="-0.25in" fo:margin-left="4.4846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94">PHP Notes Chapter 1.2 - </text:span><text:span text:style-name="T95">N</text:span><text:span text:style-name="T94">amespace </text:span> </text:p>
      <text:p text:style-name="P1"> </text:p>
      <text:h text:style-name="P27" text:outline-level="2">Namespaces overview</text:h>
      <text:p text:style-name="P1"/>
      <text:p text:style-name="P72"><text:span text:style-name="T10">What are namespaces? </text:span><text:span text:style-name="T52">In the broadest definition namespaces are a way of encapsulating items. </text:span></text:p>
      <text:p text:style-name="P3"><text:span text:style-name="T40">As a concrete example, the file </text:span><text:span text:style-name="Source_20_Text"><text:span text:style-name="T40">foo.txt</text:span></text:span><text:span text:style-name="T40"> can exist in both directory </text:span><text:span text:style-name="Source_20_Text"><text:span text:style-name="T40">/home/greg</text:span></text:span><text:span text:style-name="T40"> and in </text:span><text:span text:style-name="Source_20_Text"><text:span text:style-name="T40">/home/other</text:span></text:span><text:span text:style-name="T40">, but two copies of </text:span><text:span text:style-name="Source_20_Text"><text:span text:style-name="T40">foo.txt</text:span></text:span><text:span text:style-name="T40"> cannot co-exist in the same directory.</text:span></text:p>
      <text:p text:style-name="P3"><text:span text:style-name="T41">T</text:span><text:span text:style-name="T40">o access the </text:span><text:span text:style-name="Source_20_Text"><text:span text:style-name="T40">foo.txt</text:span></text:span><text:span text:style-name="T40"> file outside of the </text:span><text:span text:style-name="Source_20_Text"><text:span text:style-name="T40">/home/greg</text:span></text:span><text:span text:style-name="T40"> directory, we must prepend the directory name to the file name using the directory separator to get </text:span><text:span text:style-name="Source_20_Text"><text:span text:style-name="T40">/home/greg/foo.txt</text:span></text:span><text:span text:style-name="T40">. </text:span></text:p>
      <text:p text:style-name="P102">This same principle extends to namespaces in the programming world.</text:p>
      <text:p text:style-name="P73"><text:line-break/><text:span text:style-name="T45">In the PHP world, namespaces are designed to solve two problems:</text:span></text:p>
      <text:list xml:id="list3261872224" text:style-name="L1">
        <text:list-item>
          <text:p text:style-name="P103">Name collisions between code you create, and internal PHP classes/functions/constants or third-party classes/functions/constants.</text:p>
        </text:list-item>
        <text:list-item>
          <text:p text:style-name="P104">Ability to alias (or shorten) Extra_Long_Names designed to alleviate the first problem, improving readability of source code.</text:p>
        </text:list-item>
      </text:list>
      <text:p text:style-name="Text_20_body"><text:line-break/><text:span text:style-name="Strong_20_Emphasis"><text:span text:style-name="T46">Example #1 Namespace syntax example</text:span></text:span></text:p>
      <text:p text:style-name="P1"/>
      <text:p text:style-name="P77"><text:span text:style-name="T9">&lt;?php<text:line-break/>namespace my\name; <text:tab/><text:tab/></text:span><text:span text:style-name="T55">// see "Defining Namespaces" section</text:span><text:span text:style-name="T9"><text:line-break/><text:line-break/>class MyClass {}<text:line-break/>function myfunction() {}<text:line-break/>const MYCONST = 1;<text:line-break/><text:line-break/>$a = new MyClass;<text:line-break/>$c = new \my\name\MyClass; <text:tab/></text:span><text:span text:style-name="T55">// see "Global Space" section</text:span><text:span text:style-name="T9"><text:line-break/><text:line-break/>$a = strlen('hi'); <text:tab/><text:tab/></text:span><text:span text:style-name="T55">// see "Using namespaces: fallback to global</text:span><text:span text:style-name="T9"><text:line-break/>                   <text:tab/><text:tab/></text:span><text:span text:style-name="T55">// function/constant" section</text:span><text:span text:style-name="T9"><text:line-break/><text:line-break/>$d = namespace\MYCONST; <text:tab/></text:span><text:span text:style-name="T55">// see "namespace operator and __NAMESPACE__</text:span><text:span text:style-name="T9"><text:line-break/>                        <text:tab/></text:span><text:span text:style-name="T55">// constant" section</text:span></text:p>
      <text:p text:style-name="P77"><text:span text:style-name="T9"><text:line-break/>$d = __NAMESPACE__ . '\MYCONST';<text:line-break/>echo constant($d); <text:tab/><text:tab/></text:span><text:span text:style-name="T55">// see "Namespaces and dynamic language features" section</text:span><text:span text:style-name="T9"><text:line-break/>?&gt;</text:span></text:p>
      <text:p text:style-name="P109"/>
      <text:p text:style-name="P1"/>
      <text:p text:style-name="P2"><text:span text:style-name="Strong_20_Emphasis"><text:span text:style-name="T43">Note:</text:span></text:span><text:span text:style-name="Strong_20_Emphasis"><text:span text:style-name="T40"> Namespace names are case-insensitive.</text:span></text:span></text:p>
      <text:p text:style-name="P1"/>
      <text:p text:style-name="P70"><text:span text:style-name="Strong_20_Emphasis"><text:span text:style-name="T47">Note:</text:span></text:span><text:span text:style-name="T45"> The Namespace name </text:span><text:span text:style-name="Source_20_Text"><text:span text:style-name="T45">PHP</text:span></text:span><text:span text:style-name="T45">, and compound names starting with this name (like </text:span><text:span text:style-name="Source_20_Text"><text:span text:style-name="T45">PHP\Classes</text:span></text:span><text:span text:style-name="T45">) are reserved for internal language use and should not be used in the userspace code</text:span><text:span text:style-name="T17">.</text:span></text:p>
      <text:h text:style-name="P28" text:outline-level="2"><text:soft-page-break/>Defining namespaces</text:h>
      <text:p text:style-name="P32"/>
      <text:p text:style-name="P33">Although any valid PHP code can be contained within a namespace, only the following types of code are affected by namespaces: </text:p>
      <text:list xml:id="list3518722966" text:style-name="L2">
        <text:list-item>
          <text:p text:style-name="P105">classes (including abstracts),</text:p>
        </text:list-item>
        <text:list-item>
          <text:p text:style-name="P105">traits </text:p>
        </text:list-item>
        <text:list-item>
          <text:p text:style-name="P105">interfaces, </text:p>
        </text:list-item>
        <text:list-item>
          <text:p text:style-name="P105">functions and </text:p>
        </text:list-item>
        <text:list-item>
          <text:p text:style-name="P105">constants.</text:p>
        </text:list-item>
      </text:list>
      <text:p text:style-name="P34"/>
      <text:p text:style-name="P1">Namespaces are declared using the <text:span text:style-name="T16">namespace</text:span> keyword. A file containing a namespace must declare the namespace at the top of the file before any other code - with one exception: the <text:span text:style-name="T16">declare</text:span> keyword.</text:p>
      <text:p text:style-name="P1"/>
      <text:p text:style-name="P1"/>
      <text:p text:style-name="P71"><text:span text:style-name="Strong_20_Emphasis"><text:span text:style-name="T46"> Example #1 Declaring a single namespace</text:span></text:span></text:p>
      <text:p text:style-name="P5"/>
      <text:p text:style-name="P53">&lt;?php<text:line-break/>namespace MyProject;<text:line-break/><text:line-break/>const CONNECT_OK = 1;<text:line-break/>class Connection { /* ... */ }<text:line-break/>function connect() { /* ... */ }<text:line-break/>?&gt;</text:p>
      <text:p text:style-name="P5"/>
      <text:p text:style-name="P6"><text:span text:style-name="Strong_20_Emphasis"><text:span text:style-name="T34">Note</text:span></text:span><text:span text:style-name="T34">: </text:span><text:span text:style-name="T33">Fully qualified names (i.e. names starting with a backslash) are not allowed in </text:span><text:span text:style-name="T53">namespace declarations</text:span><text:span text:style-name="T33">, because such constructs are interpreted as relative namespace expressions.</text:span></text:p>
      <text:p text:style-name="P5"/>
      <text:p text:style-name="P5"><text:span text:style-name="Strong_20_Emphasis"><text:span text:style-name="T44">Example #2 Declaring a single namespace</text:span></text:span></text:p>
      <text:p text:style-name="P5"/>
      <text:p text:style-name="P74"><text:span text:style-name="T56">&lt;html&gt;</text:span><text:span text:style-name="T11"><text:line-break/>&lt;?php<text:line-break/>namespace MyProject; <text:line-break/>?&gt;</text:span></text:p>
      <text:p text:style-name="P57">// fatal error - namespace must be the first statement in the script</text:p>
      <text:p text:style-name="P5"/>
      <text:p text:style-name="P53">&lt;?php</text:p>
      <text:p text:style-name="P53">namespace \chris;</text:p>
      <text:p text:style-name="P53">function a () { echo __FUNCTION__; }</text:p>
      <text:p text:style-name="P54">a();</text:p>
      <text:p text:style-name="P58">// <text:span text:style-name="T101">f</text:span>atal error: <text:s/>Uncaught Error: Undefined constant 'chris'</text:p>
      <text:p text:style-name="P5"/>
      <text:p text:style-name="P55">&lt;?php</text:p>
      <text:p text:style-name="P55">namespace chris;</text:p>
      <text:p text:style-name="P55">function a () { echo __FUNCTION__; }</text:p>
      <text:p text:style-name="P56">a();</text:p>
      <text:p text:style-name="P51">chris\a</text:p>
      <text:p text:style-name="P5"/>
      <text:p text:style-name="P38">In addition, unlike any other PHP construct, the same namespace may be defined in multiple files, allowing splitting up of a namespace's contents across the filesystem</text:p>
      <text:h text:style-name="P29" text:outline-level="2"><text:soft-page-break/>Declaring sub-namespaces</text:h>
      <text:p text:style-name="P5"/>
      <text:p text:style-name="P5"/>
      <text:p text:style-name="P38">Much like directories and files, PHP namespaces also contain the ability to specify a hierarchy of namespace names. Thus, a namespace name can be defined with sub-levels:</text:p>
      <text:p text:style-name="P5"/>
      <text:p text:style-name="P5"><text:span text:style-name="Strong_20_Emphasis"><text:span text:style-name="T44">Example #1 Declaring a single namespace with hierarchy</text:span></text:span></text:p>
      <text:p text:style-name="P5"/>
      <text:p text:style-name="P53">&lt;?php<text:line-break/><text:span text:style-name="T98">namespace</text:span> MyProject\Sub\Level;<text:line-break/><text:line-break/><text:span text:style-name="T98">const</text:span> CONNECT_OK = 1;<text:line-break/><text:span text:style-name="T98">class</text:span> Connection { /* ... */ }<text:line-break/><text:span text:style-name="T98">function</text:span> connect() { /* ... */  }<text:line-break/>?&gt;</text:p>
      <text:p text:style-name="P38"/>
      <text:p text:style-name="P12"><text:span text:style-name="T33">The above example creates: <text:tab/>constant </text:span><text:span text:style-name="Source_20_Text"><text:span text:style-name="T14">MyProject\Sub\Level\CONNECT_OK</text:span></text:span><text:span text:style-name="T33">, </text:span></text:p>
      <text:p text:style-name="P12"><text:span text:style-name="T33"><text:tab/><text:tab/><text:tab/><text:tab/>class </text:span><text:span text:style-name="Source_20_Text"><text:span text:style-name="T14">MyProject\Sub\Level\Connection</text:span></text:span><text:span text:style-name="T33"> <text:tab/>and </text:span></text:p>
      <text:p text:style-name="P12"><text:span text:style-name="T33"><text:tab/><text:tab/><text:tab/><text:tab/>function </text:span><text:span text:style-name="Source_20_Text"><text:span text:style-name="T14">MyProject\Sub\Level\connect</text:span></text:span><text:span text:style-name="T33">.</text:span></text:p>
      <text:p text:style-name="P5"/>
      <text:p text:style-name="P5"/>
      <text:p text:style-name="P5"/>
      <text:h text:style-name="P29" text:outline-level="2">Defining multiple namespaces in the same file</text:h>
      <text:p text:style-name="P5"/>
      <text:p text:style-name="P38">Multiple namespaces may also be declared in the same file. There are two allowed syntaxes.</text:p>
      <text:p text:style-name="P5"/>
      <text:p text:style-name="P5"/>
      <text:p text:style-name="P11"><text:span text:style-name="Strong_20_Emphasis"><text:span text:style-name="T44">Example #1 Declaring multiple namespaces, simple combination syntax</text:span></text:span></text:p>
      <text:p text:style-name="P78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MyProject</text:span></text:span><text:span text:style-name="Source_20_Text"><text:span text:style-name="T64">;<text:line-break/><text:line-break/>const </text:span></text:span><text:span text:style-name="Source_20_Text"><text:span text:style-name="T58">CONNECT_OK </text:span></text:span><text:span text:style-name="Source_20_Text"><text:span text:style-name="T64">= </text:span></text:span><text:span text:style-name="Source_20_Text"><text:span text:style-name="T58">1</text:span></text:span><text:span text:style-name="Source_20_Text"><text:span text:style-name="T64">;<text:line-break/>class </text:span></text:span><text:span text:style-name="Source_20_Text"><text:span text:style-name="T58">Connection </text:span></text:span><text:span text:style-name="Source_20_Text"><text:span text:style-name="T64">{ </text:span></text:span><text:span text:style-name="Source_20_Text"><text:span text:style-name="T68">/* ... */ </text:span></text:span><text:span text:style-name="Source_20_Text"><text:span text:style-name="T64">}<text:line-break/>function </text:span></text:span><text:span text:style-name="Source_20_Text"><text:span text:style-name="T58">connect</text:span></text:span><text:span text:style-name="Source_20_Text"><text:span text:style-name="T64">() { </text:span></text:span><text:span text:style-name="Source_20_Text"><text:span text:style-name="T68">/* ... */  </text:span></text:span><text:span text:style-name="Source_20_Text"><text:span text:style-name="T64">}<text:line-break/><text:line-break/>namespace </text:span></text:span><text:span text:style-name="Source_20_Text"><text:span text:style-name="T58">AnotherProject</text:span></text:span><text:span text:style-name="Source_20_Text"><text:span text:style-name="T64">;<text:line-break/><text:line-break/>const </text:span></text:span><text:span text:style-name="Source_20_Text"><text:span text:style-name="T58">CONNECT_OK </text:span></text:span><text:span text:style-name="Source_20_Text"><text:span text:style-name="T64">= </text:span></text:span><text:span text:style-name="Source_20_Text"><text:span text:style-name="T58">1</text:span></text:span><text:span text:style-name="Source_20_Text"><text:span text:style-name="T64">;<text:line-break/>class </text:span></text:span><text:span text:style-name="Source_20_Text"><text:span text:style-name="T58">Connection </text:span></text:span><text:span text:style-name="Source_20_Text"><text:span text:style-name="T64">{ </text:span></text:span><text:span text:style-name="Source_20_Text"><text:span text:style-name="T68">/* ... */ </text:span></text:span><text:span text:style-name="Source_20_Text"><text:span text:style-name="T64">}<text:line-break/>function </text:span></text:span><text:span text:style-name="Source_20_Text"><text:span text:style-name="T58">connect</text:span></text:span><text:span text:style-name="Source_20_Text"><text:span text:style-name="T64">() { </text:span></text:span><text:span text:style-name="Source_20_Text"><text:span text:style-name="T68">/* ... */  </text:span></text:span><text:span text:style-name="Source_20_Text"><text:span text:style-name="T64">}<text:line-break/></text:span></text:span><text:span text:style-name="Source_20_Text"><text:span text:style-name="T58">?&gt;</text:span></text:span></text:p>
      <text:p text:style-name="P5"/>
      <text:p text:style-name="P5"/>
      <text:p text:style-name="P38">This syntax is not recommended for combining namespaces into a single file. Instead it is recommended to use the alternate bracketed syntax.</text:p>
      <text:p text:style-name="P5"/>
      <text:p text:style-name="P5"/>
      <text:p text:style-name="P5"/>
      <text:p text:style-name="P5"/>
      <text:p text:style-name="P5"><text:soft-page-break/><text:span text:style-name="Strong_20_Emphasis"><text:span text:style-name="T35">Example #2 Declaring multiple namespaces, bracketed syntax</text:span></text:span></text:p>
      <text:p text:style-name="P5"/>
      <text:p text:style-name="P13"><text:span text:style-name="Source_20_Text"><text:span text:style-name="T57">&lt;?php<text:line-break/></text:span></text:span><text:span text:style-name="Source_20_Text"><text:span text:style-name="T63">namespace </text:span></text:span><text:span text:style-name="Source_20_Text"><text:span text:style-name="T57">MyProject </text:span></text:span><text:span text:style-name="Source_20_Text"><text:span text:style-name="T63">{<text:line-break/><text:line-break/>const </text:span></text:span><text:span text:style-name="Source_20_Text"><text:span text:style-name="T57">CONNECT_OK </text:span></text:span><text:span text:style-name="Source_20_Text"><text:span text:style-name="T63">= </text:span></text:span><text:span text:style-name="Source_20_Text"><text:span text:style-name="T57">1</text:span></text:span><text:span text:style-name="Source_20_Text"><text:span text:style-name="T63">;<text:line-break/>class </text:span></text:span><text:span text:style-name="Source_20_Text"><text:span text:style-name="T57">Connection </text:span></text:span><text:span text:style-name="Source_20_Text"><text:span text:style-name="T63">{ </text:span></text:span><text:span text:style-name="Source_20_Text"><text:span text:style-name="T67">/* ... */ </text:span></text:span><text:span text:style-name="Source_20_Text"><text:span text:style-name="T63">}<text:line-break/>function </text:span></text:span><text:span text:style-name="Source_20_Text"><text:span text:style-name="T57">connect</text:span></text:span><text:span text:style-name="Source_20_Text"><text:span text:style-name="T63">() { </text:span></text:span><text:span text:style-name="Source_20_Text"><text:span text:style-name="T67">/* ... */  </text:span></text:span><text:span text:style-name="Source_20_Text"><text:span text:style-name="T63">}<text:line-break/>}<text:line-break/><text:line-break/>namespace </text:span></text:span><text:span text:style-name="Source_20_Text"><text:span text:style-name="T57">AnotherProject </text:span></text:span><text:span text:style-name="Source_20_Text"><text:span text:style-name="T63">{<text:line-break/><text:line-break/>const </text:span></text:span><text:span text:style-name="Source_20_Text"><text:span text:style-name="T57">CONNECT_OK </text:span></text:span><text:span text:style-name="Source_20_Text"><text:span text:style-name="T63">= </text:span></text:span><text:span text:style-name="Source_20_Text"><text:span text:style-name="T57">1</text:span></text:span><text:span text:style-name="Source_20_Text"><text:span text:style-name="T63">;<text:line-break/>class </text:span></text:span><text:span text:style-name="Source_20_Text"><text:span text:style-name="T57">Connection </text:span></text:span><text:span text:style-name="Source_20_Text"><text:span text:style-name="T63">{ </text:span></text:span><text:span text:style-name="Source_20_Text"><text:span text:style-name="T67">/* ... */ </text:span></text:span><text:span text:style-name="Source_20_Text"><text:span text:style-name="T63">}<text:line-break/>function </text:span></text:span><text:span text:style-name="Source_20_Text"><text:span text:style-name="T57">connect</text:span></text:span><text:span text:style-name="Source_20_Text"><text:span text:style-name="T63">() { </text:span></text:span><text:span text:style-name="Source_20_Text"><text:span text:style-name="T67">/* ... */  </text:span></text:span><text:span text:style-name="Source_20_Text"><text:span text:style-name="T63">}<text:line-break/>}<text:line-break/></text:span></text:span><text:span text:style-name="Source_20_Text"><text:span text:style-name="T57">?&gt;</text:span></text:span></text:p>
      <text:p text:style-name="P49"/>
      <text:p text:style-name="P38">It is strongly discouraged as a coding practice to combine multiple namespaces into the same file.</text:p>
      <text:p text:style-name="P5"/>
      <text:p text:style-name="P39">To combine global non-namespaced code with namespaced code, <text:span text:style-name="T102">only bracketed syntax is supported</text:span>. </text:p>
      <text:p text:style-name="P39">Global code should be encased in a namespace statement with no namespace name as in:</text:p>
      <text:p text:style-name="P5"/>
      <text:p text:style-name="P5"/>
      <text:p text:style-name="P5"><text:span text:style-name="Strong_20_Emphasis"><text:span text:style-name="T35">Example #3 Declaring multiple namespaces and unnamespaced code</text:span></text:span></text:p>
      <text:p text:style-name="P5"><text:span text:style-name="Strong_20_Emphasis"><text:span text:style-name="T35"/></text:span></text:p>
      <text:p text:style-name="P87"><text:span text:style-name="Source_20_Text"><text:span text:style-name="T58">&lt;?php</text:span></text:span></text:p>
      <text:p text:style-name="P87"><text:span text:style-name="Source_20_Text"><text:span text:style-name="T64">declare(</text:span></text:span><text:span text:style-name="Source_20_Text"><text:span text:style-name="T58">encoding</text:span></text:span><text:span text:style-name="Source_20_Text"><text:span text:style-name="T64">=</text:span></text:span><text:span text:style-name="Source_20_Text"><text:span text:style-name="T72">'UTF-8'</text:span></text:span><text:span text:style-name="Source_20_Text"><text:span text:style-name="T64">)</text:span></text:span><text:span text:style-name="Source_20_Text"><text:span text:style-name="T58"><text:line-break/></text:span></text:span><text:span text:style-name="Source_20_Text"><text:span text:style-name="T88">namespace</text:span></text:span><text:span text:style-name="Source_20_Text"><text:span text:style-name="T64"> </text:span></text:span><text:span text:style-name="Source_20_Text"><text:span text:style-name="T58">MyProject </text:span></text:span><text:span text:style-name="Source_20_Text"><text:span text:style-name="T64">{<text:line-break/><text:line-break/>const </text:span></text:span><text:span text:style-name="Source_20_Text"><text:span text:style-name="T58">CONNECT_OK </text:span></text:span><text:span text:style-name="Source_20_Text"><text:span text:style-name="T64">= </text:span></text:span><text:span text:style-name="Source_20_Text"><text:span text:style-name="T58">1</text:span></text:span><text:span text:style-name="Source_20_Text"><text:span text:style-name="T64">;<text:line-break/>class </text:span></text:span><text:span text:style-name="Source_20_Text"><text:span text:style-name="T58">Connection </text:span></text:span><text:span text:style-name="Source_20_Text"><text:span text:style-name="T64">{ </text:span></text:span><text:span text:style-name="Source_20_Text"><text:span text:style-name="T68">/* ... */ </text:span></text:span><text:span text:style-name="Source_20_Text"><text:span text:style-name="T64">}<text:line-break/>function </text:span></text:span><text:span text:style-name="Source_20_Text"><text:span text:style-name="T58">connect</text:span></text:span><text:span text:style-name="Source_20_Text"><text:span text:style-name="T64">() { </text:span></text:span><text:span text:style-name="Source_20_Text"><text:span text:style-name="T68">/* ... */  </text:span></text:span><text:span text:style-name="Source_20_Text"><text:span text:style-name="T64">}<text:line-break/>}<text:line-break/><text:line-break/></text:span></text:span><text:span text:style-name="Source_20_Text"><text:span text:style-name="T88">namespace</text:span></text:span><text:span text:style-name="Source_20_Text"><text:span text:style-name="T64"> { </text:span></text:span><text:span text:style-name="Source_20_Text"><text:span text:style-name="T68">// global code<text:line-break/></text:span></text:span><text:span text:style-name="Source_20_Text"><text:span text:style-name="T58">session_start</text:span></text:span><text:span text:style-name="Source_20_Text"><text:span text:style-name="T64">();<text:line-break/></text:span></text:span><text:span text:style-name="Source_20_Text"><text:span text:style-name="T58">$a </text:span></text:span><text:span text:style-name="Source_20_Text"><text:span text:style-name="T64">= </text:span></text:span><text:span text:style-name="Source_20_Text"><text:span text:style-name="T58">MyProject</text:span></text:span><text:span text:style-name="Source_20_Text"><text:span text:style-name="T64">\</text:span></text:span><text:span text:style-name="Source_20_Text"><text:span text:style-name="T58">connect</text:span></text:span><text:span text:style-name="Source_20_Text"><text:span text:style-name="T64">();<text:line-break/>echo </text:span></text:span><text:span text:style-name="Source_20_Text"><text:span text:style-name="T58">MyProject</text:span></text:span><text:span text:style-name="Source_20_Text"><text:span text:style-name="T64">\</text:span></text:span><text:span text:style-name="Source_20_Text"><text:span text:style-name="T58">Connection</text:span></text:span><text:span text:style-name="Source_20_Text"><text:span text:style-name="T64">::</text:span></text:span><text:span text:style-name="Source_20_Text"><text:span text:style-name="T58">start</text:span></text:span><text:span text:style-name="Source_20_Text"><text:span text:style-name="T64">();<text:line-break/>}<text:line-break/></text:span></text:span><text:span text:style-name="Source_20_Text"><text:span text:style-name="T58">?&gt;</text:span></text:span></text:p>
      <text:p text:style-name="P38"/>
      <text:p text:style-name="P71"><text:span text:style-name="Source_20_Text"><text:span text:style-name="T25">No PHP code may exist outside of the namespace brackets </text:span></text:span><text:span text:style-name="Source_20_Text"><text:span text:style-name="T73">except for an opening declare statement</text:span></text:span><text:span text:style-name="Source_20_Text"><text:span text:style-name="T25">.</text:span></text:span></text:p>
      <text:p text:style-name="P38"/>
      <text:p text:style-name="P5"/>
      <text:p text:style-name="P5"/>
      <text:p text:style-name="P5"/>
      <text:h text:style-name="P29" text:outline-level="2"><text:soft-page-break/>Using namespaces: Basics</text:h>
      <text:p text:style-name="P5"/>
      <text:p text:style-name="P18">In a file system there are three ways to access a file.</text:p>
      <text:p text:style-name="P38"/>
      <text:list xml:id="list2583351514" text:style-name="L3">
        <text:list-item>
          <text:p text:style-name="P113"><text:span text:style-name="T33">Relative file name like </text:span><text:span text:style-name="Source_20_Text"><text:span text:style-name="T14">foo.txt</text:span></text:span><text:span text:style-name="T33">. This resolves to </text:span><text:span text:style-name="Source_20_Text"><text:span text:style-name="T14">currentdirectory/foo.txt</text:span></text:span><text:span text:style-name="T33"> where currentdirectory is the directory currently occupied. So if the current directory is </text:span><text:span text:style-name="Source_20_Text"><text:span text:style-name="T14">/home/foo</text:span></text:span><text:span text:style-name="T33">, the name resolves to </text:span><text:span text:style-name="Source_20_Text"><text:span text:style-name="T14">/home/foo/foo.txt</text:span></text:span><text:span text:style-name="T33">.</text:span></text:p>
        </text:list-item>
        <text:list-item>
          <text:p text:style-name="P115"><text:span text:style-name="T23">Relative path name like </text:span><text:span text:style-name="Source_20_Text"><text:span text:style-name="T13">subdirectory/foo.txt</text:span></text:span><text:span text:style-name="T23">. This resolves</text:span><text:span text:style-name="T24">v </text:span><text:span text:style-name="T23">to </text:span><text:span text:style-name="Source_20_Text"><text:span text:style-name="T13">currentdirectory/subdirectory/foo.txt</text:span></text:span><text:span text:style-name="T23">.</text:span></text:p>
        </text:list-item>
        <text:list-item>
          <text:p text:style-name="P115"><text:span text:style-name="T23">Absolute path name like </text:span><text:span text:style-name="Source_20_Text"><text:span text:style-name="T13">/main/foo.txt</text:span></text:span><text:span text:style-name="T23">. This resolves to </text:span><text:span text:style-name="Source_20_Text"><text:span text:style-name="T13">/main/foo.txt</text:span></text:span><text:span text:style-name="T23">.</text:span></text:p>
        </text:list-item>
      </text:list>
      <text:p text:style-name="P5"/>
      <text:p text:style-name="P5">The same principle can be applied to namespaced elements in PHP. For example, a class name can be referred to in three ways:</text:p>
      <text:p text:style-name="P5"/>
      <text:p text:style-name="P5"/>
      <text:p text:style-name="P19"><text:span text:style-name="T103">1. </text:span>Unqualified name, or an unprefixed class name like:</text:p>
      <text:p text:style-name="P14"><text:span text:style-name="Source_20_Text"><text:span text:style-name="T14"><text:tab/>$a = new foo();</text:span></text:span> <text:tab/><text:tab/>or <text:tab/><text:tab/><text:span text:style-name="Source_20_Text"><text:span text:style-name="T14">foo::staticmethod();</text:span></text:span></text:p>
      <text:p text:style-name="P15">If the current namespace is <text:span text:style-name="Source_20_Text"><text:span text:style-name="T14">currentnamespace</text:span></text:span>, this resolves to <text:span text:style-name="Source_20_Text"><text:span text:style-name="T14">currentnamespace\foo</text:span></text:span>. </text:p>
      <text:p text:style-name="P15">If the code is global, non-namespaced code, this resolves to <text:span text:style-name="Source_20_Text"><text:span text:style-name="T14">foo</text:span></text:span>. </text:p>
      <text:p text:style-name="P20"><text:span text:style-name="T109">One caveat: </text:span>unqualified names for <text:span text:style-name="T108">functions</text:span> and <text:span text:style-name="T108">constants</text:span> will resolve to global functions and constants if the namespaced function or constant is not defined. </text:p>
      <text:p text:style-name="P93">See Using namespaces: fallback to <text:span text:style-name="T100">global function/constant</text:span> for details.</text:p>
      <text:p text:style-name="P8"/>
      <text:p text:style-name="P8"/>
      <text:p text:style-name="P20"><text:span text:style-name="T103">2. </text:span>Qualified name, or a prefixed class name like:</text:p>
      <text:p text:style-name="P15"><text:tab/><text:span text:style-name="Source_20_Text"><text:span text:style-name="T14">$a = new subnamespace\foo();</text:span></text:span> <text:tab/><text:tab/>or <text:tab/> <text:s text:c="4"/><text:span text:style-name="Source_20_Text"><text:span text:style-name="T14">subnamespace\foo::staticmethod(); </text:span></text:span></text:p>
      <text:p text:style-name="P15">If the current namespace is <text:span text:style-name="Source_20_Text"><text:span text:style-name="T14">currentnamespace</text:span></text:span>, this resolves to <text:span text:style-name="Source_20_Text"><text:span text:style-name="T14">currentnamespace\subnamespace\foo</text:span></text:span>. If the code is global, non-namespaced code, this resolves to <text:span text:style-name="Source_20_Text"><text:span text:style-name="T14">subnamespace\foo</text:span></text:span>.</text:p>
      <text:p text:style-name="P10"/>
      <text:p text:style-name="P10"/>
      <text:p text:style-name="P20"><text:span text:style-name="T103">3. </text:span>Fully qualified name, or a prefixed name with global prefix operator like </text:p>
      <text:p text:style-name="P15"><text:span text:style-name="Source_20_Text"><text:span text:style-name="T14"><text:tab/>$a = new \currentnamespace\foo();</text:span></text:span> <text:tab/>or <text:tab/><text:span text:style-name="Source_20_Text"><text:span text:style-name="T14">\currentnamespace\foo::staticmethod();</text:span></text:span></text:p>
      <text:p text:style-name="P15">This always resolves to the literal name specified in the code, <text:s/><text:span text:style-name="Source_20_Text"><text:span text:style-name="T14">currentnamespace\foo</text:span></text:span>.</text:p>
      <text:p text:style-name="P5"/>
      <text:p text:style-name="P5"/>
      <text:p text:style-name="P5"/>
      <text:p text:style-name="P5"/>
      <text:p text:style-name="P5"/>
      <text:p text:style-name="P5"/>
      <text:p text:style-name="P40"><text:soft-page-break/>Here is an example of the three kinds of syntax in actual code:</text:p>
      <text:p text:style-name="P50"/>
      <text:p text:style-name="P52">file1.php</text:p>
      <text:p text:style-name="P86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Foo</text:span></text:span><text:span text:style-name="Source_20_Text"><text:span text:style-name="T64">\</text:span></text:span><text:span text:style-name="Source_20_Text"><text:span text:style-name="T58">Bar</text:span></text:span><text:span text:style-name="Source_20_Text"><text:span text:style-name="T64">\</text:span></text:span><text:span text:style-name="Source_20_Text"><text:span text:style-name="T58">subnamespace</text:span></text:span><text:span text:style-name="Source_20_Text"><text:span text:style-name="T64">;<text:line-break/><text:line-break/>const </text:span></text:span><text:span text:style-name="Source_20_Text"><text:span text:style-name="T58">FOO </text:span></text:span><text:span text:style-name="Source_20_Text"><text:span text:style-name="T64">= </text:span></text:span><text:span text:style-name="Source_20_Text"><text:span text:style-name="T58">1</text:span></text:span><text:span text:style-name="Source_20_Text"><text:span text:style-name="T64">;<text:line-break/>function </text:span></text:span><text:span text:style-name="Source_20_Text"><text:span text:style-name="T58">foo</text:span></text:span><text:span text:style-name="Source_20_Text"><text:span text:style-name="T64">() {}<text:line-break/>class </text:span></text:span><text:span text:style-name="Source_20_Text"><text:span text:style-name="T58">foo </text:span></text:span><text:span text:style-name="Source_20_Text"><text:span text:style-name="T64">{  static function </text:span></text:span><text:span text:style-name="Source_20_Text"><text:span text:style-name="T58">staticmethod</text:span></text:span><text:span text:style-name="Source_20_Text"><text:span text:style-name="T64">() {} }<text:line-break/></text:span></text:span><text:span text:style-name="Source_20_Text"><text:span text:style-name="T58">?&gt;</text:span></text:span></text:p>
      <text:p text:style-name="P5"/>
      <text:p text:style-name="P5"/>
      <text:p text:style-name="P52">file2.php</text:p>
      <text:p text:style-name="P86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Foo</text:span></text:span><text:span text:style-name="Source_20_Text"><text:span text:style-name="T64">\</text:span></text:span><text:span text:style-name="Source_20_Text"><text:span text:style-name="T58">Bar</text:span></text:span><text:span text:style-name="Source_20_Text"><text:span text:style-name="T64">;<text:line-break/>include </text:span></text:span><text:span text:style-name="Source_20_Text"><text:span text:style-name="T72">'file1.php'</text:span></text:span><text:span text:style-name="Source_20_Text"><text:span text:style-name="T64">;<text:line-break/><text:line-break/>const </text:span></text:span><text:span text:style-name="Source_20_Text"><text:span text:style-name="T58">FOO </text:span></text:span><text:span text:style-name="Source_20_Text"><text:span text:style-name="T64">= </text:span></text:span><text:span text:style-name="Source_20_Text"><text:span text:style-name="T58">2</text:span></text:span><text:span text:style-name="Source_20_Text"><text:span text:style-name="T64">;<text:line-break/>function </text:span></text:span><text:span text:style-name="Source_20_Text"><text:span text:style-name="T58">foo</text:span></text:span><text:span text:style-name="Source_20_Text"><text:span text:style-name="T64">() {}<text:line-break/>class </text:span></text:span><text:span text:style-name="Source_20_Text"><text:span text:style-name="T58">foo </text:span></text:span><text:span text:style-name="Source_20_Text"><text:span text:style-name="T64">{ static function </text:span></text:span><text:span text:style-name="Source_20_Text"><text:span text:style-name="T58">staticmethod</text:span></text:span><text:span text:style-name="Source_20_Text"><text:span text:style-name="T64">() {} }<text:line-break/><text:line-break/></text:span></text:span><text:span text:style-name="Source_20_Text"><text:span text:style-name="T79">/* Unqualified name */</text:span></text:span><text:span text:style-name="Source_20_Text"><text:span text:style-name="T68"><text:line-break/></text:span></text:span><text:span text:style-name="Source_20_Text"><text:span text:style-name="T58">foo</text:span></text:span><text:span text:style-name="Source_20_Text"><text:span text:style-name="T64">(); <text:tab/><text:tab/><text:tab/></text:span></text:span><text:span text:style-name="Source_20_Text"><text:span text:style-name="T68">// resolves to function Foo\Bar\foo<text:line-break/></text:span></text:span><text:span text:style-name="Source_20_Text"><text:span text:style-name="T58">foo</text:span></text:span><text:span text:style-name="Source_20_Text"><text:span text:style-name="T64">::</text:span></text:span><text:span text:style-name="Source_20_Text"><text:span text:style-name="T58">staticmethod</text:span></text:span><text:span text:style-name="Source_20_Text"><text:span text:style-name="T64">(); <text:tab/></text:span></text:span><text:span text:style-name="Source_20_Text"><text:span text:style-name="T68">// resolves to class Foo\Bar\foo, method staticmethod<text:line-break/></text:span></text:span><text:span text:style-name="Source_20_Text"><text:span text:style-name="T64">echo </text:span></text:span><text:span text:style-name="Source_20_Text"><text:span text:style-name="T58">FOO</text:span></text:span><text:span text:style-name="Source_20_Text"><text:span text:style-name="T64">; <text:tab/><text:tab/><text:tab/></text:span></text:span><text:span text:style-name="Source_20_Text"><text:span text:style-name="T68">// resolves to constant Foo\Bar\FOO<text:line-break/><text:line-break/></text:span></text:span><text:span text:style-name="Source_20_Text"><text:span text:style-name="T79">/* Qualified name */</text:span></text:span><text:span text:style-name="Source_20_Text"><text:span text:style-name="T68"><text:line-break/></text:span></text:span><text:span text:style-name="Source_20_Text"><text:span text:style-name="T58">subnamespace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(); <text:tab/><text:tab/><text:tab/></text:span></text:span><text:span text:style-name="Source_20_Text"><text:span text:style-name="T68">// resolves to function Foo\Bar\subnamespace\foo<text:line-break/></text:span></text:span><text:span text:style-name="Source_20_Text"><text:span text:style-name="T58">subnamespace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::</text:span></text:span><text:span text:style-name="Source_20_Text"><text:span text:style-name="T58">staticmethod</text:span></text:span><text:span text:style-name="Source_20_Text"><text:span text:style-name="T64">(); <text:tab/></text:span></text:span><text:span text:style-name="Source_20_Text"><text:span text:style-name="T68">// resolves to class Foo\Bar\subnamespace\foo,<text:line-break/>                                  <text:tab/>// method staticmethod<text:line-break/></text:span></text:span><text:span text:style-name="Source_20_Text"><text:span text:style-name="T64">echo </text:span></text:span><text:span text:style-name="Source_20_Text"><text:span text:style-name="T58">subnamespace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; <text:tab/><text:tab/><text:tab/></text:span></text:span><text:span text:style-name="Source_20_Text"><text:span text:style-name="T68">// resolves to constant Foo\Bar\subnamespace\FOO<text:line-break/>                                  <text:line-break/></text:span></text:span><text:span text:style-name="Source_20_Text"><text:span text:style-name="T79">/* Fully qualified name */</text:span></text:span><text:span text:style-name="Source_20_Text"><text:span text:style-name="T68"><text:line-break/>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\</text:span></text:span><text:span text:style-name="Source_20_Text"><text:span text:style-name="T58">Bar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(); <text:tab/><text:tab/><text:tab/><text:tab/></text:span></text:span><text:span text:style-name="Source_20_Text"><text:span text:style-name="T68">// resolves to function Foo\Bar\foo<text:line-break/>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\</text:span></text:span><text:span text:style-name="Source_20_Text"><text:span text:style-name="T58">Bar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::</text:span></text:span><text:span text:style-name="Source_20_Text"><text:span text:style-name="T58">staticmethod</text:span></text:span><text:span text:style-name="Source_20_Text"><text:span text:style-name="T64">(); <text:tab/></text:span></text:span><text:span text:style-name="Source_20_Text"><text:span text:style-name="T68">// </text:span></text:span><text:span text:style-name="Source_20_Text"><text:span text:style-name="T69">resolves to class Foo\Bar\foo, method staticmethod</text:span></text:span><text:span text:style-name="Source_20_Text"><text:span text:style-name="T68"><text:line-break/></text:span></text:span><text:span text:style-name="Source_20_Text"><text:span text:style-name="T64">echo \</text:span></text:span><text:span text:style-name="Source_20_Text"><text:span text:style-name="T58">Foo</text:span></text:span><text:span text:style-name="Source_20_Text"><text:span text:style-name="T64">\</text:span></text:span><text:span text:style-name="Source_20_Text"><text:span text:style-name="T58">Bar</text:span></text:span><text:span text:style-name="Source_20_Text"><text:span text:style-name="T64">\</text:span></text:span><text:span text:style-name="Source_20_Text"><text:span text:style-name="T58">FOO</text:span></text:span><text:span text:style-name="Source_20_Text"><text:span text:style-name="T64">; <text:tab/><text:tab/><text:tab/></text:span></text:span><text:span text:style-name="Source_20_Text"><text:span text:style-name="T68">// resolves to constant Foo\Bar\FOO<text:line-break/></text:span></text:span><text:span text:style-name="Source_20_Text"><text:span text:style-name="T58">?&gt;</text:span></text:span></text:p>
      <text:p text:style-name="P5"/>
      <text:p text:style-name="P5"/>
      <text:p text:style-name="P6"><text:span text:style-name="T32">Note</text:span><text:span text:style-name="T30"> that to access any global class, function or constant, a fully qualified name can be used, such as  <text:s text:c="12"/></text:span><text:span text:style-name="Strong_20_Emphasis"><text:span text:style-name="T15">\strlen()</text:span></text:span><text:span text:style-name="T30"> <text:tab/> <text:s/>or <text:tab/></text:span><text:span text:style-name="Strong_20_Emphasis"><text:span text:style-name="T15">\Exception</text:span></text:span><text:span text:style-name="T30"> <text:tab/> <text:s text:c="3"/>or <text:tab/> <text:s/></text:span><text:span text:style-name="Strong_20_Emphasis"><text:span text:style-name="T15">\INI_ALL</text:span></text:span><text:span text:style-name="T30">.</text:span></text:p>
      <text:p text:style-name="P5"><text:soft-page-break/><text:span text:style-name="Strong_20_Emphasis"><text:span text:style-name="T35">Example #1 Accessing global classes, functions and constants from within a namespace</text:span></text:span></text:p>
      <text:p text:style-name="P5"><text:span text:style-name="Strong_20_Emphasis"><text:span text:style-name="T35"/></text:span></text:p>
      <text:p text:style-name="P86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Foo</text:span></text:span><text:span text:style-name="Source_20_Text"><text:span text:style-name="T64">;<text:line-break/><text:line-break/>function </text:span></text:span><text:span text:style-name="Source_20_Text"><text:span text:style-name="T58">strlen</text:span></text:span><text:span text:style-name="Source_20_Text"><text:span text:style-name="T64">() {}<text:line-break/>const </text:span></text:span><text:span text:style-name="Source_20_Text"><text:span text:style-name="T58">INI_ALL </text:span></text:span><text:span text:style-name="Source_20_Text"><text:span text:style-name="T64">= </text:span></text:span><text:span text:style-name="Source_20_Text"><text:span text:style-name="T58">3</text:span></text:span><text:span text:style-name="Source_20_Text"><text:span text:style-name="T64">;<text:line-break/>class </text:span></text:span><text:span text:style-name="Source_20_Text"><text:span text:style-name="T58">Exception </text:span></text:span><text:span text:style-name="Source_20_Text"><text:span text:style-name="T64">{}<text:line-break/><text:line-break/></text:span></text:span><text:span text:style-name="Source_20_Text"><text:span text:style-name="T58">$a </text:span></text:span><text:span text:style-name="Source_20_Text"><text:span text:style-name="T64">= \</text:span></text:span><text:span text:style-name="Source_20_Text"><text:span text:style-name="T58">strlen</text:span></text:span><text:span text:style-name="Source_20_Text"><text:span text:style-name="T64">(</text:span></text:span><text:span text:style-name="Source_20_Text"><text:span text:style-name="T72">'hi'</text:span></text:span><text:span text:style-name="Source_20_Text"><text:span text:style-name="T64">); <text:tab/><text:tab/><text:tab/></text:span></text:span><text:span text:style-name="Source_20_Text"><text:span text:style-name="T18">// calls global function strlen</text:span></text:span><text:span text:style-name="Source_20_Text"><text:span text:style-name="T68"><text:line-break/></text:span></text:span><text:span text:style-name="Source_20_Text"><text:span text:style-name="T58">$b </text:span></text:span><text:span text:style-name="Source_20_Text"><text:span text:style-name="T64">= \</text:span></text:span><text:span text:style-name="Source_20_Text"><text:span text:style-name="T58">INI_ALL</text:span></text:span><text:span text:style-name="Source_20_Text"><text:span text:style-name="T64">; <text:tab/><text:tab/><text:tab/><text:tab/></text:span></text:span><text:span text:style-name="Source_20_Text"><text:span text:style-name="T18">// accesses global constant INI_ALL</text:span></text:span><text:span text:style-name="Source_20_Text"><text:span text:style-name="T68"><text:line-break/></text:span></text:span><text:span text:style-name="Source_20_Text"><text:span text:style-name="T58">$c </text:span></text:span><text:span text:style-name="Source_20_Text"><text:span text:style-name="T64">= new \</text:span></text:span><text:span text:style-name="Source_20_Text"><text:span text:style-name="T58">Exception</text:span></text:span><text:span text:style-name="Source_20_Text"><text:span text:style-name="T64">(</text:span></text:span><text:span text:style-name="Source_20_Text"><text:span text:style-name="T72">'error'</text:span></text:span><text:span text:style-name="Source_20_Text"><text:span text:style-name="T64">); <text:tab/></text:span></text:span><text:span text:style-name="Source_20_Text"><text:span text:style-name="T18">// instantiates global class Exception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31"/>
      <text:h text:style-name="P29" text:outline-level="2">Namespaces and dynamic language features</text:h>
      <text:p text:style-name="P5"/>
      <text:p text:style-name="P5"/>
      <text:p text:style-name="P40">PHP's implementation of namespaces is influenced by its dynamic nature as a programming language. Thus, to convert code like the following example into namespaced code:</text:p>
      <text:p text:style-name="P5"/>
      <text:p text:style-name="P5"/>
      <text:p text:style-name="P5"><text:span text:style-name="Strong_20_Emphasis"><text:span text:style-name="T35">Example #1 Dynamically accessing elements </text:span></text:span><text:span text:style-name="Strong_20_Emphasis"><text:span text:style-name="T84">(assinging the elements to a variable)</text:span></text:span><text:span text:style-name="Strong_20_Emphasis"><text:span text:style-name="T36">:</text:span></text:span></text:p>
      <text:p text:style-name="P16"/>
      <text:p text:style-name="P111">example1.php:</text:p>
      <text:p text:style-name="P94"><text:span text:style-name="Source_20_Text"><text:span text:style-name="T58">&lt;?php</text:span></text:span></text:p>
      <text:p text:style-name="P94"><text:span text:style-name="Source_20_Text"><text:span text:style-name="T64">class </text:span></text:span><text:span text:style-name="Source_20_Text"><text:span text:style-name="T58">classname </text:span></text:span><text:span text:style-name="Source_20_Text"><text:span text:style-name="T64">{<text:line-break/>    function </text:span></text:span><text:span text:style-name="Source_20_Text"><text:span text:style-name="T58">__construct</text:span></text:span><text:span text:style-name="Source_20_Text"><text:span text:style-name="T64">() {<text:line-break/>        echo </text:span></text:span><text:span text:style-name="Source_20_Text"><text:span text:style-name="T58">__METHOD__</text:span></text:span><text:span text:style-name="Source_20_Text"><text:span text:style-name="T64">,</text:span></text:span><text:span text:style-name="Source_20_Text"><text:span text:style-name="T72">"\n"</text:span></text:span><text:span text:style-name="Source_20_Text"><text:span text:style-name="T64">;<text:line-break/>    }<text:line-break/>}</text:span></text:span></text:p>
      <text:p text:style-name="P94"><text:span text:style-name="Source_20_Text"><text:span text:style-name="T64">function </text:span></text:span><text:span text:style-name="Source_20_Text"><text:span text:style-name="T58">funcname</text:span></text:span><text:span text:style-name="Source_20_Text"><text:span text:style-name="T64">() {<text:line-break/>    echo </text:span></text:span><text:span text:style-name="Source_20_Text"><text:span text:style-name="T58">__FUNCTION__</text:span></text:span><text:span text:style-name="Source_20_Text"><text:span text:style-name="T64">,</text:span></text:span><text:span text:style-name="Source_20_Text"><text:span text:style-name="T72">"\n"</text:span></text:span><text:span text:style-name="Source_20_Text"><text:span text:style-name="T64">;<text:line-break/>}</text:span></text:span></text:p>
      <text:p text:style-name="P94"><text:span text:style-name="Source_20_Text"><text:span text:style-name="T64">const </text:span></text:span><text:span text:style-name="Source_20_Text"><text:span text:style-name="T58">constname </text:span></text:span><text:span text:style-name="Source_20_Text"><text:span text:style-name="T64">= </text:span></text:span><text:span text:style-name="Source_20_Text"><text:span text:style-name="T72">"global"</text:span></text:span><text:span text:style-name="Source_20_Text"><text:span text:style-name="T64">;<text:line-break/><text:line-break/></text:span></text:span><text:span text:style-name="Source_20_Text"><text:span text:style-name="T58">$a </text:span></text:span><text:span text:style-name="Source_20_Text"><text:span text:style-name="T64">= </text:span></text:span><text:span text:style-name="Source_20_Text"><text:span text:style-name="T72">'classname'</text:span></text:span><text:span text:style-name="Source_20_Text"><text:span text:style-name="T64">;</text:span></text:span></text:p>
      <text:p text:style-name="P94"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$a</text:span></text:span><text:span text:style-name="Source_20_Text"><text:span text:style-name="T64">; <text:tab/><text:tab/><text:tab/><text:tab/><text:tab/></text:span></text:span><text:span text:style-name="Source_20_Text"><text:span text:style-name="T18">// classname::__construct</text:span></text:span></text:p>
      <text:p text:style-name="P94"><text:span text:style-name="Source_20_Text"><text:span text:style-name="T58">$b </text:span></text:span><text:span text:style-name="Source_20_Text"><text:span text:style-name="T64">= </text:span></text:span><text:span text:style-name="Source_20_Text"><text:span text:style-name="T72">'funcname'</text:span></text:span><text:span text:style-name="Source_20_Text"><text:span text:style-name="T64">;</text:span></text:span></text:p>
      <text:p text:style-name="P94"><text:span text:style-name="Source_20_Text"><text:span text:style-name="T58">$b</text:span></text:span><text:span text:style-name="Source_20_Text"><text:span text:style-name="T64">(); <text:tab/><text:tab/><text:tab/><text:tab/><text:tab/><text:tab/></text:span></text:span><text:span text:style-name="Source_20_Text"><text:span text:style-name="T18">// funcname</text:span></text:span></text:p>
      <text:p text:style-name="P94"><text:span text:style-name="Source_20_Text"><text:span text:style-name="T64">echo </text:span></text:span><text:span text:style-name="Source_20_Text"><text:span text:style-name="T58">constant</text:span></text:span><text:span text:style-name="Source_20_Text"><text:span text:style-name="T64">(</text:span></text:span><text:span text:style-name="Source_20_Text"><text:span text:style-name="T72">'constname'</text:span></text:span><text:span text:style-name="Source_20_Text"><text:span text:style-name="T64">), </text:span></text:span><text:span text:style-name="Source_20_Text"><text:span text:style-name="T72">"\n"</text:span></text:span><text:span text:style-name="Source_20_Text"><text:span text:style-name="T64">; <text:tab/><text:tab/></text:span></text:span><text:span text:style-name="Source_20_Text"><text:span text:style-name="T18">// global</text:span></text:span></text:p>
      <text:p text:style-name="P94"><text:span text:style-name="Source_20_Text"><text:span text:style-name="T58">?&gt;</text:span></text:span></text:p>
      <text:p text:style-name="P94"><text:soft-page-break/><text:span text:style-name="Source_20_Text"><text:span text:style-name="T54">When assigning namespase dynamically, one must use the fully qualified name (class name with namespace prefix). </text:span></text:span></text:p>
      <text:p text:style-name="P94"><text:span text:style-name="Source_20_Text"><text:span text:style-name="T27">Note that because there is no difference between a qualified and a fully qualified Name inside a dynamic class name, function name, or constant name, the leading backslash is not necessary.</text:span></text:span></text:p>
      <text:p text:style-name="P5"/>
      <text:p text:style-name="P5"><text:span text:style-name="Strong_20_Emphasis"><text:span text:style-name="T35">Example #2 Dynamically accessing namespaced elements</text:span></text:span></text:p>
      <text:p text:style-name="P5"><text:span text:style-name="Strong_20_Emphasis"><text:span text:style-name="T26"/></text:span></text:p>
      <text:p text:style-name="P88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namespacename</text:span></text:span><text:span text:style-name="Source_20_Text"><text:span text:style-name="T64">;<text:line-break/>class </text:span></text:span><text:span text:style-name="Source_20_Text"><text:span text:style-name="T58">classname </text:span></text:span><text:span text:style-name="Source_20_Text"><text:span text:style-name="T64">{<text:line-break/>    function </text:span></text:span><text:span text:style-name="Source_20_Text"><text:span text:style-name="T58">__construct</text:span></text:span><text:span text:style-name="Source_20_Text"><text:span text:style-name="T64">() {<text:line-break/>        echo </text:span></text:span><text:span text:style-name="Source_20_Text"><text:span text:style-name="T58">__METHOD__</text:span></text:span><text:span text:style-name="Source_20_Text"><text:span text:style-name="T64">,</text:span></text:span><text:span text:style-name="Source_20_Text"><text:span text:style-name="T72">"\n"</text:span></text:span><text:span text:style-name="Source_20_Text"><text:span text:style-name="T64">;<text:line-break/>    }<text:line-break/>}<text:line-break/>function </text:span></text:span><text:span text:style-name="Source_20_Text"><text:span text:style-name="T58">funcname</text:span></text:span><text:span text:style-name="Source_20_Text"><text:span text:style-name="T64">() {<text:line-break/>    echo </text:span></text:span><text:span text:style-name="Source_20_Text"><text:span text:style-name="T58">__FUNCTION__</text:span></text:span><text:span text:style-name="Source_20_Text"><text:span text:style-name="T64">,</text:span></text:span><text:span text:style-name="Source_20_Text"><text:span text:style-name="T72">"\n"</text:span></text:span><text:span text:style-name="Source_20_Text"><text:span text:style-name="T64">;<text:line-break/>}<text:line-break/>const </text:span></text:span><text:span text:style-name="Source_20_Text"><text:span text:style-name="T58">constname </text:span></text:span><text:span text:style-name="Source_20_Text"><text:span text:style-name="T64">= </text:span></text:span><text:span text:style-name="Source_20_Text"><text:span text:style-name="T72">"namespaced"</text:span></text:span><text:span text:style-name="Source_20_Text"><text:span text:style-name="T64">;<text:line-break/><text:line-break/></text:span></text:span><text:span text:style-name="Source_20_Text"><text:span text:style-name="T82">/* note that if using double quotes, "\\namespacename\\classname" must be used */</text:span></text:span></text:p>
      <text:p text:style-name="P95"><text:span text:style-name="Source_20_Text"><text:span text:style-name="T68"><text:line-break/></text:span></text:span><text:span text:style-name="Source_20_Text"><text:span text:style-name="T58">$a </text:span></text:span><text:span text:style-name="Source_20_Text"><text:span text:style-name="T64">= </text:span></text:span><text:span text:style-name="Source_20_Text"><text:span text:style-name="T72">'\namespacename\classname'</text:span></text:span><text:span text:style-name="Source_20_Text"><text:span text:style-name="T64">;<text:line-break/></text:span></text:span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$a</text:span></text:span><text:span text:style-name="Source_20_Text"><text:span text:style-name="T64">; <text:tab/><text:tab/><text:tab/><text:tab/></text:span></text:span><text:span text:style-name="Source_20_Text"><text:span text:style-name="T18">// namespacename\classname::__construct</text:span></text:span><text:span text:style-name="Source_20_Text"><text:span text:style-name="T68"><text:line-break/></text:span></text:span><text:span text:style-name="Source_20_Text"><text:span text:style-name="T58">$a </text:span></text:span><text:span text:style-name="Source_20_Text"><text:span text:style-name="T64">= </text:span></text:span><text:span text:style-name="Source_20_Text"><text:span text:style-name="T72">'namespacename\classname'</text:span></text:span><text:span text:style-name="Source_20_Text"><text:span text:style-name="T64">;<text:line-break/></text:span></text:span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$a</text:span></text:span><text:span text:style-name="Source_20_Text"><text:span text:style-name="T64">; <text:tab/><text:tab/><text:tab/><text:tab/></text:span></text:span><text:span text:style-name="Source_20_Text"><text:span text:style-name="T18">// namespacename\classname::__construct</text:span></text:span><text:span text:style-name="Source_20_Text"><text:span text:style-name="T68"><text:line-break/></text:span></text:span><text:span text:style-name="Source_20_Text"><text:span text:style-name="T58">$b </text:span></text:span><text:span text:style-name="Source_20_Text"><text:span text:style-name="T64">= </text:span></text:span><text:span text:style-name="Source_20_Text"><text:span text:style-name="T72">'namespacename\funcname'</text:span></text:span><text:span text:style-name="Source_20_Text"><text:span text:style-name="T64">;<text:line-break/></text:span></text:span><text:span text:style-name="Source_20_Text"><text:span text:style-name="T58">$b</text:span></text:span><text:span text:style-name="Source_20_Text"><text:span text:style-name="T64">(); <text:tab/><text:tab/><text:tab/><text:tab/><text:tab/></text:span></text:span><text:span text:style-name="Source_20_Text"><text:span text:style-name="T18">// namespacename\funcname</text:span></text:span><text:span text:style-name="Source_20_Text"><text:span text:style-name="T68"><text:line-break/></text:span></text:span><text:span text:style-name="Source_20_Text"><text:span text:style-name="T58">$b </text:span></text:span><text:span text:style-name="Source_20_Text"><text:span text:style-name="T64">= </text:span></text:span><text:span text:style-name="Source_20_Text"><text:span text:style-name="T72">'\namespacename\funcname'</text:span></text:span><text:span text:style-name="Source_20_Text"><text:span text:style-name="T64">;<text:line-break/></text:span></text:span><text:span text:style-name="Source_20_Text"><text:span text:style-name="T58">$b</text:span></text:span><text:span text:style-name="Source_20_Text"><text:span text:style-name="T64">(); <text:tab/><text:tab/><text:tab/><text:tab/><text:tab/></text:span></text:span><text:span text:style-name="Source_20_Text"><text:span text:style-name="T18">// namespacename\funcname</text:span></text:span><text:span text:style-name="Source_20_Text"><text:span text:style-name="T68"><text:line-break/></text:span></text:span><text:span text:style-name="Source_20_Text"><text:span text:style-name="T64">echo </text:span></text:span><text:span text:style-name="Source_20_Text"><text:span text:style-name="T58">constant</text:span></text:span><text:span text:style-name="Source_20_Text"><text:span text:style-name="T64">(</text:span></text:span><text:span text:style-name="Source_20_Text"><text:span text:style-name="T72">'\namespacename\constname'</text:span></text:span><text:span text:style-name="Source_20_Text"><text:span text:style-name="T64">), </text:span></text:span><text:span text:style-name="Source_20_Text"><text:span text:style-name="T72">"\n"</text:span></text:span><text:span text:style-name="Source_20_Text"><text:span text:style-name="T64">; <text:tab/></text:span></text:span><text:span text:style-name="Source_20_Text"><text:span text:style-name="T18">// namespaced</text:span></text:span><text:span text:style-name="Source_20_Text"><text:span text:style-name="T68"><text:line-break/></text:span></text:span><text:span text:style-name="Source_20_Text"><text:span text:style-name="T64">echo </text:span></text:span><text:span text:style-name="Source_20_Text"><text:span text:style-name="T58">constant</text:span></text:span><text:span text:style-name="Source_20_Text"><text:span text:style-name="T64">(</text:span></text:span><text:span text:style-name="Source_20_Text"><text:span text:style-name="T72">'namespacename\constname'</text:span></text:span><text:span text:style-name="Source_20_Text"><text:span text:style-name="T64">), </text:span></text:span><text:span text:style-name="Source_20_Text"><text:span text:style-name="T72">"\n"</text:span></text:span><text:span text:style-name="Source_20_Text"><text:span text:style-name="T64">; <text:tab/></text:span></text:span><text:span text:style-name="Source_20_Text"><text:span text:style-name="T18">// namespaced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76"/>
      <text:p text:style-name="P5"/>
      <text:p text:style-name="P5"/>
      <text:p text:style-name="P5"/>
      <text:p text:style-name="P5"/>
      <text:h text:style-name="P29" text:outline-level="2"><text:soft-page-break/><text:span text:style-name="T102">namespace</text:span> keyword and<text:span text:style-name="T90"> </text:span><text:span text:style-name="T102">__NAMESPACE__</text:span><text:span text:style-name="T90"> </text:span>constant</text:h>
      <text:p text:style-name="P7"/>
      <text:p text:style-name="P5"><text:span text:style-name="T40">PHP supports two ways of abstractly accessing elements within the current namespace, the </text:span><text:span text:style-name="Strong_20_Emphasis"><text:span text:style-name="Source_20_Text"><text:span text:style-name="T42">__NAMESPACE__</text:span></text:span></text:span><text:span text:style-name="T40"> magic constant, and the </text:span><text:span text:style-name="Source_20_Text"><text:span text:style-name="T40">namespace</text:span></text:span><text:span text:style-name="T40"> keyword.</text:span></text:p>
      <text:p text:style-name="P106"/>
      <text:p text:style-name="P62"><text:span text:style-name="T48">The value of </text:span><text:span text:style-name="Strong_20_Emphasis"><text:span text:style-name="Source_20_Text"><text:span text:style-name="T49">__NAMESPACE__</text:span></text:span></text:span><text:span text:style-name="T48"> is a string that contains the current namespace name. </text:span></text:p>
      <text:p text:style-name="P62"><text:span text:style-name="T48">In global, un-namespaced code, it contains an empty string.</text:span><text:span text:style-name="T17"><text:line-break/></text:span></text:p>
      <text:p text:style-name="P5"/>
      <text:p text:style-name="P5"><text:span text:style-name="Strong_20_Emphasis"><text:span text:style-name="T35">Example #1 __NAMESPACE__ example, namespaced code</text:span></text:span></text:p>
      <text:p text:style-name="P5"><text:span text:style-name="Strong_20_Emphasis"><text:span text:style-name="T35"/></text:span></text:p>
      <text:p text:style-name="P80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MyProject</text:span></text:span><text:span text:style-name="Source_20_Text"><text:span text:style-name="T64">;<text:line-break/><text:line-break/>echo </text:span></text:span><text:span text:style-name="Source_20_Text"><text:span text:style-name="T72">'"'</text:span></text:span><text:span text:style-name="Source_20_Text"><text:span text:style-name="T64">, </text:span></text:span><text:span text:style-name="Source_20_Text"><text:span text:style-name="T58">__NAMESPACE__</text:span></text:span><text:span text:style-name="Source_20_Text"><text:span text:style-name="T64">, </text:span></text:span><text:span text:style-name="Source_20_Text"><text:span text:style-name="T72">'"'</text:span></text:span><text:span text:style-name="Source_20_Text"><text:span text:style-name="T64">; 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79"><text:span text:style-name="Source_20_Text"><text:span text:style-name="T18">// "MyProject"</text:span></text:span></text:p>
      <text:p text:style-name="P5"/>
      <text:p text:style-name="P5"/>
      <text:p text:style-name="P5"><text:span text:style-name="Strong_20_Emphasis"><text:span text:style-name="T35">Example #2 __NAMESPACE__ example, global code</text:span></text:span></text:p>
      <text:p text:style-name="P5"><text:span text:style-name="Strong_20_Emphasis"><text:span text:style-name="T35"/></text:span></text:p>
      <text:p text:style-name="P78"><text:span text:style-name="Source_20_Text"><text:span text:style-name="T58">&lt;?php<text:line-break/><text:line-break/></text:span></text:span><text:span text:style-name="Source_20_Text"><text:span text:style-name="T64">echo </text:span></text:span><text:span text:style-name="Source_20_Text"><text:span text:style-name="T72">'"'</text:span></text:span><text:span text:style-name="Source_20_Text"><text:span text:style-name="T64">, </text:span></text:span><text:span text:style-name="Source_20_Text"><text:span text:style-name="T58">__NAMESPACE__</text:span></text:span><text:span text:style-name="Source_20_Text"><text:span text:style-name="T64">, </text:span></text:span><text:span text:style-name="Source_20_Text"><text:span text:style-name="T72">'"'</text:span></text:span><text:span text:style-name="Source_20_Text"><text:span text:style-name="T64">; 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79"><text:span text:style-name="Source_20_Text"><text:span text:style-name="T18">// ""</text:span></text:span></text:p>
      <text:p text:style-name="P5"/>
      <text:p text:style-name="P8">The __NAMESPACE__ constant is useful for dynamically constructing names, for instance:</text:p>
      <text:p text:style-name="P5"><text:span text:style-name="Strong_20_Emphasis"><text:span text:style-name="T26"/></text:span></text:p>
      <text:p text:style-name="P9"><text:span text:style-name="Strong_20_Emphasis"><text:span text:style-name="T35">Example #3 using __NAMESPACE__ for dynamic name construction</text:span></text:span></text:p>
      <text:p text:style-name="P5"><text:span text:style-name="Source_20_Text"><text:span text:style-name="T57">&lt;?php</text:span></text:span></text:p>
      <text:p text:style-name="P5"><text:span text:style-name="Source_20_Text"><text:span text:style-name="T57">namespace MyProject;</text:span></text:span></text:p>
      <text:p text:style-name="P5"><text:span text:style-name="Source_20_Text"><text:span text:style-name="T58"/></text:span></text:p>
      <text:p text:style-name="P5"><text:span text:style-name="Source_20_Text"><text:span text:style-name="T57">class Chris {</text:span></text:span></text:p>
      <text:p text:style-name="P5"><text:span text:style-name="Source_20_Text"><text:span text:style-name="T57"><text:s text:c="4"/>function __construct() {</text:span></text:span></text:p>
      <text:p text:style-name="P5"><text:span text:style-name="Source_20_Text"><text:span text:style-name="T57"><text:s text:c="8"/></text:span></text:span><text:span text:style-name="Source_20_Text"><text:span text:style-name="T63">echo</text:span></text:span><text:span text:style-name="Source_20_Text"><text:span text:style-name="T57"> "\n" . __METHOD__;</text:span></text:span></text:p>
      <text:p text:style-name="P5"><text:span text:style-name="Source_20_Text"><text:span text:style-name="T57"><text:s text:c="4"/>}</text:span></text:span></text:p>
      <text:p text:style-name="P5"><text:span text:style-name="Source_20_Text"><text:span text:style-name="T57">};</text:span></text:span></text:p>
      <text:p text:style-name="P5"><text:span text:style-name="Source_20_Text"><text:span text:style-name="T58"/></text:span></text:p>
      <text:p text:style-name="P5"><text:span text:style-name="Source_20_Text"><text:span text:style-name="T57">function myGet(</text:span></text:span><text:span text:style-name="Source_20_Text"><text:span text:style-name="T83">$classname</text:span></text:span><text:span text:style-name="Source_20_Text"><text:span text:style-name="T57">) {</text:span></text:span></text:p>
      <text:p text:style-name="P5"><text:span text:style-name="Source_20_Text"><text:span text:style-name="T57"><text:s text:c="4"/>return <text:s text:c="2"/></text:span></text:span><text:span text:style-name="Source_20_Text"><text:span text:style-name="T75">__NAMESPACE__</text:span></text:span><text:span text:style-name="Source_20_Text"><text:span text:style-name="T57"> . '</text:span></text:span><text:span text:style-name="Source_20_Text"><text:span text:style-name="T75">\\</text:span></text:span><text:span text:style-name="Source_20_Text"><text:span text:style-name="T57">' . </text:span></text:span><text:span text:style-name="Source_20_Text"><text:span text:style-name="T83">$classname</text:span></text:span><text:span text:style-name="Source_20_Text"><text:span text:style-name="T57">; <text:s text:c="3"/></text:span></text:span></text:p>
      <text:p text:style-name="P5"><text:span text:style-name="Source_20_Text"><text:span text:style-name="T57">}</text:span></text:span></text:p>
      <text:p text:style-name="P5"><text:span text:style-name="Source_20_Text"><text:span text:style-name="T58"/></text:span></text:p>
      <text:p text:style-name="P5"><text:span text:style-name="Source_20_Text"><text:span text:style-name="T63">echo</text:span></text:span><text:span text:style-name="Source_20_Text"><text:span text:style-name="T57"> $dynamicName = <text:s/>myGet('Chris');</text:span></text:span></text:p>
      <text:p text:style-name="P5"><text:span text:style-name="Source_20_Text"><text:span text:style-name="T57"><text:s/></text:span></text:span></text:p>
      <text:p text:style-name="P5"><text:span text:style-name="Source_20_Text"><text:span text:style-name="T57">$obj = new $dynamicName;</text:span></text:span></text:p>
      <text:p text:style-name="P8"><text:span text:style-name="Source_20_Text"><text:span text:style-name="T57">?&gt;</text:span></text:span></text:p>
      <text:p text:style-name="P5"><text:span text:style-name="Source_20_Text"><text:span text:style-name="T20">MyProject\Chris<text:line-break/>MyProject\Chris::__construct</text:span></text:span></text:p>
      <text:p text:style-name="P5"><text:soft-page-break/><text:span text:style-name="T30">The </text:span><text:span text:style-name="Source_20_Text"><text:span text:style-name="T105">namespace</text:span></text:span><text:span text:style-name="T29"> </text:span><text:span text:style-name="T30">keyword can be used to explicitly request an element from the </text:span><text:span text:style-name="T87">current namespace or a <text:s text:c="3"/>sub-namespace</text:span><text:span text:style-name="T30">. It is the namespace equivalent of the </text:span><text:span text:style-name="Source_20_Text"><text:span text:style-name="T6">self</text:span></text:span><text:span text:style-name="T29"> </text:span><text:span text:style-name="T30">operator for classes.</text:span></text:p>
      <text:p text:style-name="P50"/>
      <text:p text:style-name="P5"><text:span text:style-name="Strong_20_Emphasis"><text:span text:style-name="T77">Example #4 the namespace operator, inside a namespace</text:span></text:span></text:p>
      <text:p text:style-name="P5"><text:span text:style-name="Strong_20_Emphasis"><text:span text:style-name="T35"/></text:span></text:p>
      <text:p text:style-name="P89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MyProject</text:span></text:span><text:span text:style-name="Source_20_Text"><text:span text:style-name="T64">;<text:line-break/><text:line-break/>use </text:span></text:span><text:span text:style-name="Source_20_Text"><text:span text:style-name="T58">blah</text:span></text:span><text:span text:style-name="Source_20_Text"><text:span text:style-name="T64">\</text:span></text:span><text:span text:style-name="Source_20_Text"><text:span text:style-name="T58">blah </text:span></text:span><text:span text:style-name="Source_20_Text"><text:span text:style-name="T64">as </text:span></text:span><text:span text:style-name="Source_20_Text"><text:span text:style-name="T58">mine</text:span></text:span><text:span text:style-name="Source_20_Text"><text:span text:style-name="T64">; <text:tab/><text:tab/></text:span></text:span><text:span text:style-name="Source_20_Text"><text:span text:style-name="T18">// see "Using namespaces: Aliasing/Importing"</text:span></text:span><text:span text:style-name="Source_20_Text"><text:span text:style-name="T68"><text:line-break/><text:line-break/></text:span></text:span><text:span text:style-name="Source_20_Text"><text:span text:style-name="T58">blah</text:span></text:span><text:span text:style-name="Source_20_Text"><text:span text:style-name="T64">\</text:span></text:span><text:span text:style-name="Source_20_Text"><text:span text:style-name="T58">mine</text:span></text:span><text:span text:style-name="Source_20_Text"><text:span text:style-name="T64">(); <text:tab/><text:tab/><text:tab/></text:span></text:span><text:span text:style-name="Source_20_Text"><text:span text:style-name="T18">// calls function </text:span></text:span><text:span text:style-name="Source_20_Text"><text:span text:style-name="T85">MyProject\blah\mine()</text:span></text:span><text:span text:style-name="Source_20_Text"><text:span text:style-name="T68"><text:line-break/></text:span></text:span><text:span text:style-name="Source_20_Text"><text:span text:style-name="T64">namespace\</text:span></text:span><text:span text:style-name="Source_20_Text"><text:span text:style-name="T58">blah</text:span></text:span><text:span text:style-name="Source_20_Text"><text:span text:style-name="T64">\</text:span></text:span><text:span text:style-name="Source_20_Text"><text:span text:style-name="T58">mine</text:span></text:span><text:span text:style-name="Source_20_Text"><text:span text:style-name="T64">(); <text:tab/><text:tab/></text:span></text:span><text:span text:style-name="Source_20_Text"><text:span text:style-name="T18">// calls function </text:span></text:span><text:span text:style-name="Source_20_Text"><text:span text:style-name="T85">MyProject\blah\mine()</text:span></text:span><text:span text:style-name="Source_20_Text"><text:span text:style-name="T68"><text:line-break/><text:line-break/></text:span></text:span><text:span text:style-name="Source_20_Text"><text:span text:style-name="T64">namespace\</text:span></text:span><text:span text:style-name="Source_20_Text"><text:span text:style-name="T58">func</text:span></text:span><text:span text:style-name="Source_20_Text"><text:span text:style-name="T64">(); <text:tab/><text:tab/></text:span></text:span><text:span text:style-name="Source_20_Text"><text:span text:style-name="T18">// calls function </text:span></text:span><text:span text:style-name="Source_20_Text"><text:span text:style-name="T85">MyProject\func()</text:span></text:span><text:span text:style-name="Source_20_Text"><text:span text:style-name="T68"><text:line-break/></text:span></text:span><text:span text:style-name="Source_20_Text"><text:span text:style-name="T64">namespace\</text:span></text:span><text:span text:style-name="Source_20_Text"><text:span text:style-name="T58">sub</text:span></text:span><text:span text:style-name="Source_20_Text"><text:span text:style-name="T64">\</text:span></text:span><text:span text:style-name="Source_20_Text"><text:span text:style-name="T58">func</text:span></text:span><text:span text:style-name="Source_20_Text"><text:span text:style-name="T64">(); <text:tab/><text:tab/></text:span></text:span><text:span text:style-name="Source_20_Text"><text:span text:style-name="T18">// calls function </text:span></text:span><text:span text:style-name="Source_20_Text"><text:span text:style-name="T85">MyProject\sub\func()</text:span></text:span></text:p>
      <text:p text:style-name="P89"><text:span text:style-name="Source_20_Text"><text:span text:style-name="T68"><text:line-break/></text:span></text:span><text:span text:style-name="Source_20_Text"><text:span text:style-name="T64">namespace\</text:span></text:span><text:span text:style-name="Source_20_Text"><text:span text:style-name="T58">cname</text:span></text:span><text:span text:style-name="Source_20_Text"><text:span text:style-name="T64">::</text:span></text:span><text:span text:style-name="Source_20_Text"><text:span text:style-name="T58">method</text:span></text:span><text:span text:style-name="Source_20_Text"><text:span text:style-name="T64">(); <text:tab/></text:span></text:span><text:span text:style-name="Source_20_Text"><text:span text:style-name="T18">// calls static method "method" of class </text:span></text:span><text:span text:style-name="Source_20_Text"><text:span text:style-name="T85">MyProject\cname</text:span></text:span><text:span text:style-name="Source_20_Text"><text:span text:style-name="T68"><text:line-break/><text:line-break/></text:span></text:span><text:span text:style-name="Source_20_Text"><text:span text:style-name="T58">$b </text:span></text:span><text:span text:style-name="Source_20_Text"><text:span text:style-name="T64">= namespace\</text:span></text:span><text:span text:style-name="Source_20_Text"><text:span text:style-name="T58">CONSTANT</text:span></text:span><text:span text:style-name="Source_20_Text"><text:span text:style-name="T64">; <text:tab/></text:span></text:span><text:span text:style-name="Source_20_Text"><text:span text:style-name="T18">// assigns value of constant </text:span></text:span><text:span text:style-name="Source_20_Text"><text:span text:style-name="T85">MyProject\CONSTANT to $b</text:span></text:span></text:p>
      <text:p text:style-name="P89"><text:span text:style-name="Source_20_Text"><text:span text:style-name="T18"/></text:span></text:p>
      <text:p text:style-name="P89"><text:span text:style-name="Source_20_Text"><text:span text:style-name="T58">$a </text:span></text:span><text:span text:style-name="Source_20_Text"><text:span text:style-name="T64">= new namespace\</text:span></text:span><text:span text:style-name="Source_20_Text"><text:span text:style-name="T58">sub</text:span></text:span><text:span text:style-name="Source_20_Text"><text:span text:style-name="T64">\</text:span></text:span><text:span text:style-name="Source_20_Text"><text:span text:style-name="T58">cname</text:span></text:span><text:span text:style-name="Source_20_Text"><text:span text:style-name="T64">(); </text:span></text:span><text:span text:style-name="Source_20_Text"><text:span text:style-name="T18">// instantiates object of class </text:span></text:span><text:span text:style-name="Source_20_Text"><text:span text:style-name="T85">MyProject\sub\cname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50"/>
      <text:p text:style-name="P5"/>
      <text:p text:style-name="P5"><text:span text:style-name="Strong_20_Emphasis"><text:span text:style-name="T35">Example #5 the namespace operator, in global code</text:span></text:span></text:p>
      <text:p text:style-name="P5"><text:span text:style-name="Strong_20_Emphasis"><text:span text:style-name="T35"/></text:span></text:p>
      <text:p text:style-name="P90"><text:span text:style-name="Source_20_Text"><text:span text:style-name="T58">&lt;?php<text:line-break/></text:span></text:span><text:span text:style-name="Source_20_Text"><text:span text:style-name="T64">namespace\</text:span></text:span><text:span text:style-name="Source_20_Text"><text:span text:style-name="T58">func</text:span></text:span><text:span text:style-name="Source_20_Text"><text:span text:style-name="T64">(); <text:tab/><text:tab/><text:tab/></text:span></text:span><text:span text:style-name="Source_20_Text"><text:span text:style-name="T18">// calls function func()</text:span></text:span><text:span text:style-name="Source_20_Text"><text:span text:style-name="T68"><text:line-break/></text:span></text:span><text:span text:style-name="Source_20_Text"><text:span text:style-name="T64">namespace\</text:span></text:span><text:span text:style-name="Source_20_Text"><text:span text:style-name="T58">sub</text:span></text:span><text:span text:style-name="Source_20_Text"><text:span text:style-name="T64">\</text:span></text:span><text:span text:style-name="Source_20_Text"><text:span text:style-name="T58">func</text:span></text:span><text:span text:style-name="Source_20_Text"><text:span text:style-name="T64">(); <text:tab/><text:tab/><text:tab/></text:span></text:span><text:span text:style-name="Source_20_Text"><text:span text:style-name="T18">// calls function sub\func()</text:span></text:span><text:span text:style-name="Source_20_Text"><text:span text:style-name="T68"><text:line-break/></text:span></text:span><text:span text:style-name="Source_20_Text"><text:span text:style-name="T64">namespace\</text:span></text:span><text:span text:style-name="Source_20_Text"><text:span text:style-name="T58">cname</text:span></text:span><text:span text:style-name="Source_20_Text"><text:span text:style-name="T64">::</text:span></text:span><text:span text:style-name="Source_20_Text"><text:span text:style-name="T58">method</text:span></text:span><text:span text:style-name="Source_20_Text"><text:span text:style-name="T64">(); <text:tab/><text:tab/></text:span></text:span><text:span text:style-name="Source_20_Text"><text:span text:style-name="T18">// calls static method "method" of class cname</text:span></text:span></text:p>
      <text:p text:style-name="P90"><text:span text:style-name="Source_20_Text"><text:span text:style-name="T68"><text:line-break/></text:span></text:span><text:span text:style-name="Source_20_Text"><text:span text:style-name="T58">$a </text:span></text:span><text:span text:style-name="Source_20_Text"><text:span text:style-name="T64">= new namespace\</text:span></text:span><text:span text:style-name="Source_20_Text"><text:span text:style-name="T58">sub</text:span></text:span><text:span text:style-name="Source_20_Text"><text:span text:style-name="T64">\</text:span></text:span><text:span text:style-name="Source_20_Text"><text:span text:style-name="T58">cname</text:span></text:span><text:span text:style-name="Source_20_Text"><text:span text:style-name="T64">(); <text:tab/></text:span></text:span><text:span text:style-name="Source_20_Text"><text:span text:style-name="T18">// instantiates object of class sub\cname</text:span></text:span><text:span text:style-name="Source_20_Text"><text:span text:style-name="T68"><text:line-break/></text:span></text:span><text:span text:style-name="Source_20_Text"><text:span text:style-name="T58">$b </text:span></text:span><text:span text:style-name="Source_20_Text"><text:span text:style-name="T64">= namespace\</text:span></text:span><text:span text:style-name="Source_20_Text"><text:span text:style-name="T58">CONSTANT</text:span></text:span><text:span text:style-name="Source_20_Text"><text:span text:style-name="T64">; <text:tab/><text:tab/></text:span></text:span><text:span text:style-name="Source_20_Text"><text:span text:style-name="T18">// assigns value of constant CONSTANT to $b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9" text:outline-level="2"><text:soft-page-break/><text:span text:style-name="T38">Using namespaces: Aliasing </text:span><text:span text:style-name="T39">and </text:span><text:span text:style-name="T38">Importing</text:span></text:h>
      <text:p text:style-name="P5"/>
      <text:p text:style-name="P40">The ability to refer to an external fully qualified name with an alias, or importing, is an important feature of namespaces. This is similar to the ability of unix-based filesystems to create symbolic links to a file or to a directory.</text:p>
      <text:p text:style-name="P5"/>
      <text:p text:style-name="P5">PHP can alias(/import) constants, functions, classes, interfaces, and namespaces.</text:p>
      <text:p text:style-name="P5"/>
      <text:p text:style-name="P5">Aliasing is accomplished with the use operator. Here is an example showing all 5 kinds of importing:</text:p>
      <text:p text:style-name="P5"/>
      <text:p text:style-name="P5"/>
      <text:p text:style-name="P5"><text:span text:style-name="Strong_20_Emphasis"><text:span text:style-name="T77">Example #1 importing/aliasing with the use operator</text:span></text:span></text:p>
      <text:p text:style-name="P5"><text:span text:style-name="Strong_20_Emphasis"><text:span text:style-name="T35"/></text:span></text:p>
      <text:p text:style-name="P91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foo</text:span></text:span><text:span text:style-name="Source_20_Text"><text:span text:style-name="T64">;</text:span></text:span></text:p>
      <text:p text:style-name="P91"><text:span text:style-name="Source_20_Text"><text:span text:style-name="T64">use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Classname </text:span></text:span><text:span text:style-name="Source_20_Text"><text:span text:style-name="T64">as </text:span></text:span><text:span text:style-name="Source_20_Text"><text:span text:style-name="T58">Another</text:span></text:span><text:span text:style-name="Source_20_Text"><text:span text:style-name="T64">;</text:span></text:span></text:p>
      <text:p text:style-name="P91"><text:span text:style-name="Source_20_Text"><text:span text:style-name="T64">use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NSname</text:span></text:span><text:span text:style-name="Source_20_Text"><text:span text:style-name="T64">;<text:tab/><text:tab/></text:span></text:span><text:span text:style-name="Source_20_Text"><text:span text:style-name="T18">// this is the same as </text:span></text:span><text:span text:style-name="Source_20_Text"><text:span text:style-name="T82">use My\Full\NSname as Nsname</text:span></text:span></text:p>
      <text:p text:style-name="P91"><text:span text:style-name="Source_20_Text"><text:span text:style-name="T64">use </text:span></text:span><text:span text:style-name="Source_20_Text"><text:span text:style-name="T58">ArrayObject</text:span></text:span><text:span text:style-name="Source_20_Text"><text:span text:style-name="T64">;<text:tab/><text:tab/><text:tab/><text:tab/><text:tab/><text:tab/></text:span></text:span><text:span text:style-name="Source_20_Text"><text:span text:style-name="T18">// importing a global class</text:span></text:span></text:p>
      <text:p text:style-name="P91"><text:span text:style-name="Source_20_Text"><text:span text:style-name="T64">use </text:span></text:span><text:span text:style-name="Source_20_Text"><text:span text:style-name="T76">function</text:span></text:span><text:span text:style-name="Source_20_Text"><text:span text:style-name="T64">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functionName</text:span></text:span><text:span text:style-name="Source_20_Text"><text:span text:style-name="T64">;<text:tab/><text:tab/><text:tab/></text:span></text:span><text:span text:style-name="Source_20_Text"><text:span text:style-name="T18">// importing a function</text:span></text:span></text:p>
      <text:p text:style-name="P98"><text:span text:style-name="Source_20_Text"><text:span text:style-name="T64">use </text:span></text:span><text:span text:style-name="Source_20_Text"><text:span text:style-name="T76">function</text:span></text:span><text:span text:style-name="Source_20_Text"><text:span text:style-name="T64">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functionName </text:span></text:span><text:span text:style-name="Source_20_Text"><text:span text:style-name="T64">as </text:span></text:span><text:span text:style-name="Source_20_Text"><text:span text:style-name="T58">func</text:span></text:span><text:span text:style-name="Source_20_Text"><text:span text:style-name="T64">; <text:tab/></text:span></text:span><text:span text:style-name="Source_20_Text"><text:span text:style-name="T18">// aliasing a function</text:span></text:span></text:p>
      <text:p text:style-name="P99"><text:span text:style-name="Source_20_Text"><text:span text:style-name="T64">use </text:span></text:span><text:span text:style-name="Source_20_Text"><text:span text:style-name="T76">const</text:span></text:span><text:span text:style-name="Source_20_Text"><text:span text:style-name="T64">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CONSTANT</text:span></text:span><text:span text:style-name="Source_20_Text"><text:span text:style-name="T64">;<text:tab/><text:tab/><text:tab/><text:tab/></text:span></text:span><text:span text:style-name="Source_20_Text"><text:span text:style-name="T18">// importing a constant</text:span></text:span></text:p>
      <text:p text:style-name="P97"><text:span text:style-name="Source_20_Text"><text:span text:style-name="T58">$obj </text:span></text:span><text:span text:style-name="Source_20_Text"><text:span text:style-name="T64">= new namespace\</text:span></text:span><text:span text:style-name="Source_20_Text"><text:span text:style-name="T58">Another</text:span></text:span><text:span text:style-name="Source_20_Text"><text:span text:style-name="T64">; <text:tab/></text:span></text:span><text:span text:style-name="Source_20_Text"><text:span text:style-name="T18">// instantiates object of class </text:span></text:span><text:span text:style-name="Source_20_Text"><text:span text:style-name="T82">foo\Another</text:span></text:span></text:p>
      <text:p text:style-name="P97"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Another</text:span></text:span><text:span text:style-name="Source_20_Text"><text:span text:style-name="T64">; <text:tab/><text:tab/><text:tab/></text:span></text:span><text:span text:style-name="Source_20_Text"><text:span text:style-name="T18">// instantiates object of class </text:span></text:span><text:span text:style-name="Source_20_Text"><text:span text:style-name="T82">My\Full\Classname</text:span></text:span></text:p>
      <text:p text:style-name="P97"><text:span text:style-name="Source_20_Text"><text:span text:style-name="T58">NSname</text:span></text:span><text:span text:style-name="Source_20_Text"><text:span text:style-name="T64">\</text:span></text:span><text:span text:style-name="Source_20_Text"><text:span text:style-name="T58">subns</text:span></text:span><text:span text:style-name="Source_20_Text"><text:span text:style-name="T64">\</text:span></text:span><text:span text:style-name="Source_20_Text"><text:span text:style-name="T58">func</text:span></text:span><text:span text:style-name="Source_20_Text"><text:span text:style-name="T64">(); <text:tab/><text:tab/><text:tab/></text:span></text:span><text:span text:style-name="Source_20_Text"><text:span text:style-name="T18">// calls function </text:span></text:span><text:span text:style-name="Source_20_Text"><text:span text:style-name="T82">My\Full\NSname\subns\func</text:span></text:span></text:p>
      <text:p text:style-name="P97"><text:span text:style-name="Source_20_Text"><text:span text:style-name="T58">func</text:span></text:span><text:span text:style-name="Source_20_Text"><text:span text:style-name="T64">(); <text:tab/><text:tab/><text:tab/><text:tab/><text:tab/></text:span></text:span><text:span text:style-name="Source_20_Text"><text:span text:style-name="T18">// calls function </text:span></text:span><text:span text:style-name="Source_20_Text"><text:span text:style-name="T82">My\Full\functionName</text:span></text:span></text:p>
      <text:p text:style-name="P97"><text:span text:style-name="Source_20_Text"><text:span text:style-name="T64">echo </text:span></text:span><text:span text:style-name="Source_20_Text"><text:span text:style-name="T58">CONSTANT</text:span></text:span><text:span text:style-name="Source_20_Text"><text:span text:style-name="T64">; <text:tab/><text:tab/><text:tab/><text:tab/></text:span></text:span><text:span text:style-name="Source_20_Text"><text:span text:style-name="T18">// echoes the value of </text:span></text:span><text:span text:style-name="Source_20_Text"><text:span text:style-name="T82">My\Full\CONSTANT</text:span></text:span></text:p>
      <text:p text:style-name="P97"><text:span text:style-name="Source_20_Text"><text:span text:style-name="T58">$a </text:span></text:span><text:span text:style-name="Source_20_Text"><text:span text:style-name="T64">= new </text:span></text:span><text:span text:style-name="Source_20_Text"><text:span text:style-name="T58">ArrayObject</text:span></text:span><text:span text:style-name="Source_20_Text"><text:span text:style-name="T64">(array(</text:span></text:span><text:span text:style-name="Source_20_Text"><text:span text:style-name="T58">1</text:span></text:span><text:span text:style-name="Source_20_Text"><text:span text:style-name="T64">)); <text:tab/></text:span></text:span><text:span text:style-name="Source_20_Text"><text:span text:style-name="T18">// instantiates object of class </text:span></text:span><text:span text:style-name="Source_20_Text"><text:span text:style-name="T82">ArrayObject</text:span></text:span></text:p>
      <text:p text:style-name="P97"><text:span text:style-name="Source_20_Text"><text:span text:style-name="T19">// without the "use ArrayObject" we would instantiate an object of class </text:span></text:span><text:span text:style-name="Source_20_Text"><text:span text:style-name="T82">foo\ArrayObject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43"><text:soft-page-break/><text:span text:style-name="T106">When inporting namespace</text:span> <text:span text:style-name="T96">leading backslash is unnecessary and not recommended, as import names must be fully qualified, and are not processed relative to the current namespace.</text:span></text:p>
      <text:p text:style-name="P5"/>
      <text:p text:style-name="P40">PHP additionally supports a convenience shortcut to place multiple use statements on the same line</text:p>
      <text:p text:style-name="P40"/>
      <text:p text:style-name="P5"/>
      <text:p text:style-name="P5"><text:span text:style-name="Strong_20_Emphasis"><text:span text:style-name="T35">Example #2 importing/aliasing with the use operator, multiple use statements combined</text:span></text:span></text:p>
      <text:p text:style-name="P5"/>
      <text:p text:style-name="P78"><text:span text:style-name="Source_20_Text"><text:span text:style-name="T58">&lt;?php<text:line-break/></text:span></text:span><text:span text:style-name="Source_20_Text"><text:span text:style-name="T64">use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Classname </text:span></text:span><text:span text:style-name="Source_20_Text"><text:span text:style-name="T64">as </text:span></text:span><text:span text:style-name="Source_20_Text"><text:span text:style-name="T58">Another</text:span></text:span><text:span text:style-name="Source_20_Text"><text:span text:style-name="T64">,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NSname</text:span></text:span><text:span text:style-name="Source_20_Text"><text:span text:style-name="T64">;<text:line-break/><text:line-break/></text:span></text:span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Another</text:span></text:span><text:span text:style-name="Source_20_Text"><text:span text:style-name="T64">; <text:tab/><text:tab/></text:span></text:span><text:span text:style-name="Source_20_Text"><text:span text:style-name="T18">// instantiates object of class </text:span></text:span><text:span text:style-name="Source_20_Text"><text:span text:style-name="T82">My\Full\Classname</text:span></text:span><text:span text:style-name="Source_20_Text"><text:span text:style-name="T68"><text:line-break/></text:span></text:span><text:span text:style-name="Source_20_Text"><text:span text:style-name="T58">NSname</text:span></text:span><text:span text:style-name="Source_20_Text"><text:span text:style-name="T64">\</text:span></text:span><text:span text:style-name="Source_20_Text"><text:span text:style-name="T58">subns</text:span></text:span><text:span text:style-name="Source_20_Text"><text:span text:style-name="T64">\</text:span></text:span><text:span text:style-name="Source_20_Text"><text:span text:style-name="T58">func</text:span></text:span><text:span text:style-name="Source_20_Text"><text:span text:style-name="T64">(); <text:tab/><text:tab/></text:span></text:span><text:span text:style-name="Source_20_Text"><text:span text:style-name="T18">// calls function</text:span></text:span><text:span text:style-name="Source_20_Text"><text:span text:style-name="T82"> My\Full\NSname\subns\func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5"/>
      <text:p text:style-name="P5"/>
      <text:p text:style-name="P41">Importing is performed at compile-time, and so does not affect dynamic class, function or constant names.</text:p>
      <text:p text:style-name="P5"/>
      <text:p text:style-name="P5"><text:span text:style-name="Strong_20_Emphasis"><text:span text:style-name="T26"/></text:span></text:p>
      <text:p text:style-name="P5"><text:span text:style-name="Strong_20_Emphasis"><text:span text:style-name="T35">Example #3 Importing and dynamic names</text:span></text:span></text:p>
      <text:p text:style-name="P5"><text:span text:style-name="Strong_20_Emphasis"><text:span text:style-name="T35"/></text:span></text:p>
      <text:p text:style-name="P78"><text:span text:style-name="Source_20_Text"><text:span text:style-name="T58">&lt;?php<text:line-break/></text:span></text:span><text:span text:style-name="Source_20_Text"><text:span text:style-name="T64">use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Classname </text:span></text:span><text:span text:style-name="Source_20_Text"><text:span text:style-name="T64">as </text:span></text:span><text:span text:style-name="Source_20_Text"><text:span text:style-name="T58">Another</text:span></text:span><text:span text:style-name="Source_20_Text"><text:span text:style-name="T64">,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NSname</text:span></text:span><text:span text:style-name="Source_20_Text"><text:span text:style-name="T64">;<text:line-break/><text:line-break/></text:span></text:span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Another</text:span></text:span><text:span text:style-name="Source_20_Text"><text:span text:style-name="T64">; <text:tab/><text:tab/></text:span></text:span><text:span text:style-name="Source_20_Text"><text:span text:style-name="T18">// instantiates object of class </text:span></text:span><text:span text:style-name="Source_20_Text"><text:span text:style-name="T82">My\Full\Classname</text:span></text:span><text:span text:style-name="Source_20_Text"><text:span text:style-name="T68"><text:line-break/></text:span></text:span><text:span text:style-name="Source_20_Text"><text:span text:style-name="T58">$a </text:span></text:span><text:span text:style-name="Source_20_Text"><text:span text:style-name="T64">= </text:span></text:span><text:span text:style-name="Source_20_Text"><text:span text:style-name="T72">'Another'</text:span></text:span><text:span text:style-name="Source_20_Text"><text:span text:style-name="T64">;<text:line-break/></text:span></text:span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$a</text:span></text:span><text:span text:style-name="Source_20_Text"><text:span text:style-name="T64">;      <text:tab/><text:tab/></text:span></text:span><text:span text:style-name="Source_20_Text"><text:span text:style-name="T18">// instantiates object of class </text:span></text:span><text:span text:style-name="Source_20_Text"><text:span text:style-name="T82">Another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5"/>
      <text:p text:style-name="P5"/>
      <text:p text:style-name="P5"/>
      <text:p text:style-name="P5"/>
      <text:p text:style-name="P40">In addition, importing only affects unqualified and qualified names. Fully qualified names are absolute, and unaffected by imports.</text:p>
      <text:p text:style-name="P5"/>
      <text:p text:style-name="P5"><text:span text:style-name="Strong_20_Emphasis"><text:span text:style-name="T77">Example #4 Importing and fully qualified names</text:span></text:span></text:p>
      <text:p text:style-name="P5"><text:span text:style-name="Strong_20_Emphasis"><text:span text:style-name="T35"/></text:span></text:p>
      <text:p text:style-name="P96"><text:span text:style-name="Source_20_Text"><text:span text:style-name="T58">&lt;?php<text:line-break/></text:span></text:span><text:span text:style-name="Source_20_Text"><text:span text:style-name="T64">use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Classname </text:span></text:span><text:span text:style-name="Source_20_Text"><text:span text:style-name="T64">as </text:span></text:span><text:span text:style-name="Source_20_Text"><text:span text:style-name="T58">Another</text:span></text:span><text:span text:style-name="Source_20_Text"><text:span text:style-name="T64">, </text:span></text:span><text:span text:style-name="Source_20_Text"><text:span text:style-name="T58">My</text:span></text:span><text:span text:style-name="Source_20_Text"><text:span text:style-name="T64">\</text:span></text:span><text:span text:style-name="Source_20_Text"><text:span text:style-name="T58">Full</text:span></text:span><text:span text:style-name="Source_20_Text"><text:span text:style-name="T64">\</text:span></text:span><text:span text:style-name="Source_20_Text"><text:span text:style-name="T58">NSname</text:span></text:span><text:span text:style-name="Source_20_Text"><text:span text:style-name="T64">;<text:line-break/><text:line-break/></text:span></text:span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Another</text:span></text:span><text:span text:style-name="Source_20_Text"><text:span text:style-name="T64">; <text:tab/><text:tab/></text:span></text:span><text:span text:style-name="Source_20_Text"><text:span text:style-name="T18">// instantiates object of class </text:span></text:span><text:span text:style-name="Source_20_Text"><text:span text:style-name="T82">My\Full\Classname</text:span></text:span><text:span text:style-name="Source_20_Text"><text:span text:style-name="T68"><text:line-break/></text:span></text:span><text:span text:style-name="Source_20_Text"><text:span text:style-name="T58">$obj </text:span></text:span><text:span text:style-name="Source_20_Text"><text:span text:style-name="T64">= new \</text:span></text:span><text:span text:style-name="Source_20_Text"><text:span text:style-name="T58">Another</text:span></text:span><text:span text:style-name="Source_20_Text"><text:span text:style-name="T64">; <text:tab/><text:tab/></text:span></text:span><text:span text:style-name="Source_20_Text"><text:span text:style-name="T18">// instantiates object of class </text:span></text:span><text:span text:style-name="Source_20_Text"><text:span text:style-name="T82">Another</text:span></text:span><text:span text:style-name="Source_20_Text"><text:span text:style-name="T68"><text:line-break/></text:span></text:span><text:span text:style-name="Source_20_Text"><text:span text:style-name="T58">$obj </text:span></text:span><text:span text:style-name="Source_20_Text"><text:span text:style-name="T64">= new </text:span></text:span><text:span text:style-name="Source_20_Text"><text:span text:style-name="T58">Another</text:span></text:span><text:span text:style-name="Source_20_Text"><text:span text:style-name="T64">\</text:span></text:span><text:span text:style-name="Source_20_Text"><text:span text:style-name="T58">thing</text:span></text:span><text:span text:style-name="Source_20_Text"><text:span text:style-name="T64">; <text:tab/></text:span></text:span><text:span text:style-name="Source_20_Text"><text:span text:style-name="T18">// instantiates object of class </text:span></text:span><text:span text:style-name="Source_20_Text"><text:span text:style-name="T82">My\Full\Classname\thing</text:span></text:span><text:span text:style-name="Source_20_Text"><text:span text:style-name="T68"><text:line-break/></text:span></text:span><text:span text:style-name="Source_20_Text"><text:span text:style-name="T58">$obj </text:span></text:span><text:span text:style-name="Source_20_Text"><text:span text:style-name="T64">= new \</text:span></text:span><text:span text:style-name="Source_20_Text"><text:span text:style-name="T58">Another</text:span></text:span><text:span text:style-name="Source_20_Text"><text:span text:style-name="T64">\</text:span></text:span><text:span text:style-name="Source_20_Text"><text:span text:style-name="T58">thing</text:span></text:span><text:span text:style-name="Source_20_Text"><text:span text:style-name="T64">; <text:tab/></text:span></text:span><text:span text:style-name="Source_20_Text"><text:span text:style-name="T18">// instantiates object of class </text:span></text:span><text:span text:style-name="Source_20_Text"><text:span text:style-name="T82">Another\thing</text:span></text:span><text:span text:style-name="Source_20_Text"><text:span text:style-name="T68"><text:line-break/></text:span></text:span><text:span text:style-name="Source_20_Text"><text:span text:style-name="T58">?&gt;</text:span></text:span></text:p>
      <text:h text:style-name="P30" text:outline-level="3"><text:soft-page-break/>Scoping rules for importing</text:h>
      <text:p text:style-name="P5"/>
      <text:p text:style-name="P22"><text:span text:style-name="T31">The </text:span><text:span text:style-name="Source_20_Text"><text:span text:style-name="T21">use</text:span></text:span><text:span text:style-name="T31"> keyword must be declared in the outermost scope of a file (the global scope) or inside namespace declarations. </text:span></text:p>
      <text:p text:style-name="P107">This is because the importing is done at compile time and not runtime, so it cannot be block scoped. </text:p>
      <text:p text:style-name="P22"><text:span text:style-name="T31">The following example will show an illegal use of the </text:span><text:span text:style-name="Source_20_Text"><text:span text:style-name="T21">use</text:span></text:span><text:span text:style-name="T31"> keyword:</text:span><text:span text:style-name="T17"><text:line-break/></text:span></text:p>
      <text:p text:style-name="P5"/>
      <text:p text:style-name="P5"><text:span text:style-name="Strong_20_Emphasis"><text:span text:style-name="T35">Example #</text:span></text:span><text:span text:style-name="Strong_20_Emphasis"><text:span text:style-name="T37">1</text:span></text:span><text:span text:style-name="Strong_20_Emphasis"><text:span text:style-name="T35"> Illegal importing rule</text:span></text:span></text:p>
      <text:p text:style-name="P5"><text:span text:style-name="Strong_20_Emphasis"><text:span text:style-name="T35"/></text:span></text:p>
      <text:p text:style-name="P78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Languages</text:span></text:span><text:span text:style-name="Source_20_Text"><text:span text:style-name="T64">;<text:line-break/><text:line-break/>function </text:span></text:span><text:span text:style-name="Source_20_Text"><text:span text:style-name="T58">toGreenlandic</text:span></text:span><text:span text:style-name="Source_20_Text"><text:span text:style-name="T64">() {<text:line-break/>    use </text:span></text:span><text:span text:style-name="Source_20_Text"><text:span text:style-name="T58">Languages</text:span></text:span><text:span text:style-name="Source_20_Text"><text:span text:style-name="T64">\</text:span></text:span><text:span text:style-name="Source_20_Text"><text:span text:style-name="T58">Danish</text:span></text:span><text:span text:style-name="Source_20_Text"><text:span text:style-name="T64">;<text:line-break/><text:line-break/>    </text:span></text:span><text:span text:style-name="Source_20_Text"><text:span text:style-name="T68">// ...<text:line-break/></text:span></text:span><text:span text:style-name="Source_20_Text"><text:span text:style-name="T64">}<text:line-break/></text:span></text:span><text:span text:style-name="Source_20_Text"><text:span text:style-name="T58">?&gt;</text:span></text:span></text:p>
      <text:p text:style-name="P78"><text:span text:style-name="Source_20_Text"><text:span text:style-name="T58"/></text:span></text:p>
      <text:p text:style-name="P75"><text:span text:style-name="Source_20_Text"><text:span text:style-name="T71">Parse error: syntax error, unexpected 'use' </text:span></text:span></text:p>
      <text:p text:style-name="P5"/>
      <text:p text:style-name="P5"/>
      <text:h text:style-name="P4" text:outline-level="3"><text:span text:style-name="T50">Group </text:span><text:span text:style-name="Source_20_Text"><text:span text:style-name="T50">use</text:span></text:span><text:span text:style-name="T50"> declarations</text:span></text:h>
      <text:p text:style-name="P31"/>
      <text:p text:style-name="P40">Classes, functions and constants being imported from the same namespace can be grouped together in a single use statement.</text:p>
      <text:p text:style-name="P40"/>
      <text:p text:style-name="P42"><text:span text:style-name="Strong_20_Emphasis"><text:span text:style-name="T1">Example #</text:span></text:span><text:span text:style-name="Strong_20_Emphasis"><text:span text:style-name="T2">1</text:span></text:span></text:p>
      <text:p text:style-name="P40"/>
      <text:p text:style-name="P82"><text:span text:style-name="Source_20_Text"><text:span text:style-name="T58">&lt;?php<text:line-break/><text:line-break/></text:span></text:span><text:span text:style-name="Source_20_Text"><text:span text:style-name="T64">use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ClassA</text:span></text:span><text:span text:style-name="Source_20_Text"><text:span text:style-name="T64">;<text:line-break/>use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ClassB</text:span></text:span><text:span text:style-name="Source_20_Text"><text:span text:style-name="T64">;<text:line-break/>use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ClassC </text:span></text:span><text:span text:style-name="Source_20_Text"><text:span text:style-name="T64">as </text:span></text:span><text:span text:style-name="Source_20_Text"><text:span text:style-name="T58">C</text:span></text:span><text:span text:style-name="Source_20_Text"><text:span text:style-name="T64">;<text:line-break/><text:line-break/>use function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fn_a</text:span></text:span><text:span text:style-name="Source_20_Text"><text:span text:style-name="T64">;<text:line-break/>use function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fn_b</text:span></text:span><text:span text:style-name="Source_20_Text"><text:span text:style-name="T64">;<text:line-break/>use function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fn_c</text:span></text:span><text:span text:style-name="Source_20_Text"><text:span text:style-name="T64">;<text:line-break/><text:line-break/>use const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ConstA</text:span></text:span><text:span text:style-name="Source_20_Text"><text:span text:style-name="T64">;<text:line-break/>use const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ConstB</text:span></text:span><text:span text:style-name="Source_20_Text"><text:span text:style-name="T64">;<text:line-break/>use const </text:span></text:span><text:span text:style-name="Source_20_Text"><text:span text:style-name="T58">some</text:span></text:span><text:span text:style-name="Source_20_Text"><text:span text:style-name="T64">\namespace\</text:span></text:span><text:span text:style-name="Source_20_Text"><text:span text:style-name="T58">ConstC</text:span></text:span><text:span text:style-name="Source_20_Text"><text:span text:style-name="T64">;</text:span></text:span></text:p>
      <text:p text:style-name="P81"><text:span text:style-name="Source_20_Text"><text:span text:style-name="T64"><text:line-break/></text:span></text:span><text:span text:style-name="Source_20_Text"><text:span text:style-name="T18">// is equivalent to the following groupped use declaration</text:span></text:span></text:p>
      <text:p text:style-name="P81"><text:span text:style-name="Source_20_Text"><text:span text:style-name="T68"><text:line-break/></text:span></text:span><text:span text:style-name="Source_20_Text"><text:span text:style-name="T64">use </text:span></text:span><text:span text:style-name="Source_20_Text"><text:span text:style-name="T58">some</text:span></text:span><text:span text:style-name="Source_20_Text"><text:span text:style-name="T64">\namespace\{</text:span></text:span><text:span text:style-name="Source_20_Text"><text:span text:style-name="T58">ClassA</text:span></text:span><text:span text:style-name="Source_20_Text"><text:span text:style-name="T64">, </text:span></text:span><text:span text:style-name="Source_20_Text"><text:span text:style-name="T58">ClassB</text:span></text:span><text:span text:style-name="Source_20_Text"><text:span text:style-name="T64">, </text:span></text:span><text:span text:style-name="Source_20_Text"><text:span text:style-name="T58">ClassC </text:span></text:span><text:span text:style-name="Source_20_Text"><text:span text:style-name="T64">as </text:span></text:span><text:span text:style-name="Source_20_Text"><text:span text:style-name="T58">C</text:span></text:span><text:span text:style-name="Source_20_Text"><text:span text:style-name="T64">};<text:line-break/>use function </text:span></text:span><text:span text:style-name="Source_20_Text"><text:span text:style-name="T58">some</text:span></text:span><text:span text:style-name="Source_20_Text"><text:span text:style-name="T64">\namespace\{</text:span></text:span><text:span text:style-name="Source_20_Text"><text:span text:style-name="T58">fn_a</text:span></text:span><text:span text:style-name="Source_20_Text"><text:span text:style-name="T64">, </text:span></text:span><text:span text:style-name="Source_20_Text"><text:span text:style-name="T58">fn_b</text:span></text:span><text:span text:style-name="Source_20_Text"><text:span text:style-name="T64">, </text:span></text:span><text:span text:style-name="Source_20_Text"><text:span text:style-name="T58">fn_c</text:span></text:span><text:span text:style-name="Source_20_Text"><text:span text:style-name="T64">};<text:line-break/>use const </text:span></text:span><text:span text:style-name="Source_20_Text"><text:span text:style-name="T58">some</text:span></text:span><text:span text:style-name="Source_20_Text"><text:span text:style-name="T64">\namespace\{</text:span></text:span><text:span text:style-name="Source_20_Text"><text:span text:style-name="T58">ConstA</text:span></text:span><text:span text:style-name="Source_20_Text"><text:span text:style-name="T64">, </text:span></text:span><text:span text:style-name="Source_20_Text"><text:span text:style-name="T58">ConstB</text:span></text:span><text:span text:style-name="Source_20_Text"><text:span text:style-name="T64">, </text:span></text:span><text:span text:style-name="Source_20_Text"><text:span text:style-name="T58">ConstC</text:span></text:span><text:span text:style-name="Source_20_Text"><text:span text:style-name="T64">};</text:span></text:span></text:p>
      <text:h text:style-name="P23" text:outline-level="2"><text:soft-page-break/><text:span text:style-name="Source_20_Text"><text:span text:style-name="T7">Global space</text:span></text:span></text:h>
      <text:p text:style-name="P5"/>
      <text:p text:style-name="P17"><text:span text:style-name="T30">Without any namespace definition, all class and function definitions are placed into the </text:span><text:span text:style-name="T78">global space</text:span><text:span text:style-name="T30"> - Prefixing a name with " </text:span><text:span text:style-name="Source_20_Text"><text:span text:style-name="T74">\</text:span></text:span><text:span text:style-name="T30"> " will specify that the name is required from the global space even in the context of the namespace.</text:span></text:p>
      <text:p text:style-name="P5"/>
      <text:p text:style-name="P5"/>
      <text:p text:style-name="P21"><text:span text:style-name="Strong_20_Emphasis"><text:span text:style-name="T35">Example #1 Using global space specification</text:span></text:span></text:p>
      <text:p text:style-name="P21"><text:span text:style-name="Strong_20_Emphasis"><text:span text:style-name="T35"/></text:span></text:p>
      <text:p text:style-name="P83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A</text:span></text:span><text:span text:style-name="Source_20_Text"><text:span text:style-name="T64">\</text:span></text:span><text:span text:style-name="Source_20_Text"><text:span text:style-name="T58">B</text:span></text:span><text:span text:style-name="Source_20_Text"><text:span text:style-name="T64">\</text:span></text:span><text:span text:style-name="Source_20_Text"><text:span text:style-name="T58">C</text:span></text:span><text:span text:style-name="Source_20_Text"><text:span text:style-name="T64">;<text:line-break/><text:line-break/></text:span></text:span><text:span text:style-name="Source_20_Text"><text:span text:style-name="T18">// This function is A\B\C\fopen</text:span></text:span></text:p>
      <text:p text:style-name="P83"><text:span text:style-name="Source_20_Text"><text:span text:style-name="T68"><text:line-break/></text:span></text:span><text:span text:style-name="Source_20_Text"><text:span text:style-name="T64">function </text:span></text:span><text:span text:style-name="Source_20_Text"><text:span text:style-name="T58">fopen</text:span></text:span><text:span text:style-name="Source_20_Text"><text:span text:style-name="T64">() { <text:line-break/></text:span></text:span></text:p>
      <text:p text:style-name="P83"><text:span text:style-name="Source_20_Text"><text:span text:style-name="T68">     </text:span></text:span><text:span text:style-name="Source_20_Text"><text:span text:style-name="T58">$f </text:span></text:span><text:span text:style-name="Source_20_Text"><text:span text:style-name="T64">= \</text:span></text:span><text:span text:style-name="Source_20_Text"><text:span text:style-name="T58">fopen</text:span></text:span><text:span text:style-name="Source_20_Text"><text:span text:style-name="T64">(...); <text:tab/></text:span></text:span><text:span text:style-name="Source_20_Text"><text:span text:style-name="T18">// call global fopen</text:span></text:span><text:span text:style-name="Source_20_Text"><text:span text:style-name="T68"><text:line-break/>     </text:span></text:span><text:span text:style-name="Source_20_Text"><text:span text:style-name="T64">return </text:span></text:span><text:span text:style-name="Source_20_Text"><text:span text:style-name="T58">$f</text:span></text:span><text:span text:style-name="Source_20_Text"><text:span text:style-name="T64">;<text:line-break/>} <text:line-break/></text:span></text:span><text:span text:style-name="Source_20_Text"><text:span text:style-name="T58">?&gt;</text:span></text:span></text:p>
      <text:p text:style-name="P21"/>
      <text:p text:style-name="P21"/>
      <text:p text:style-name="P21"/>
      <text:p text:style-name="P21"/>
      <text:h text:style-name="P24" text:outline-level="2"><text:span text:style-name="Source_20_Text"><text:span text:style-name="T7">Using namespaces: fallback to global function/constant</text:span></text:span></text:h>
      <text:p text:style-name="P21"/>
      <text:p text:style-name="P36">Inside a namespace, when PHP encounters an unqualified Name in a class name, function or constant context, it resolves these with different priorities. </text:p>
      <text:p text:style-name="P36"><text:span text:style-name="T104">Class names always resolve to the current namespace name.</text:span> Thus to access internal or non-namespaced user classes, one must refer to them with their fully qualified Name as in:</text:p>
      <text:p text:style-name="P36"/>
      <text:p text:style-name="P36"><text:span text:style-name="Strong_20_Emphasis"><text:span text:style-name="T1">Example #1 Accessing global classes inside a namespace</text:span></text:span></text:p>
      <text:p text:style-name="P78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A</text:span></text:span><text:span text:style-name="Source_20_Text"><text:span text:style-name="T64">\</text:span></text:span><text:span text:style-name="Source_20_Text"><text:span text:style-name="T58">B</text:span></text:span><text:span text:style-name="Source_20_Text"><text:span text:style-name="T64">\</text:span></text:span><text:span text:style-name="Source_20_Text"><text:span text:style-name="T58">C</text:span></text:span><text:span text:style-name="Source_20_Text"><text:span text:style-name="T64">;<text:line-break/>class </text:span></text:span><text:span text:style-name="Source_20_Text"><text:span text:style-name="T58">Exception </text:span></text:span><text:span text:style-name="Source_20_Text"><text:span text:style-name="T64">extends \</text:span></text:span><text:span text:style-name="Source_20_Text"><text:span text:style-name="T58">Exception </text:span></text:span><text:span text:style-name="Source_20_Text"><text:span text:style-name="T64">{}<text:line-break/><text:line-break/></text:span></text:span><text:span text:style-name="Source_20_Text"><text:span text:style-name="T58">$a </text:span></text:span><text:span text:style-name="Source_20_Text"><text:span text:style-name="T64">= new </text:span></text:span><text:span text:style-name="Source_20_Text"><text:span text:style-name="T58">Exception</text:span></text:span><text:span text:style-name="Source_20_Text"><text:span text:style-name="T64">(</text:span></text:span><text:span text:style-name="Source_20_Text"><text:span text:style-name="T72">'hi'</text:span></text:span><text:span text:style-name="Source_20_Text"><text:span text:style-name="T64">); <text:tab/></text:span></text:span><text:span text:style-name="Source_20_Text"><text:span text:style-name="T18">// $a is an object of class A\B\C\Exception</text:span></text:span><text:span text:style-name="Source_20_Text"><text:span text:style-name="T68"><text:line-break/></text:span></text:span><text:span text:style-name="Source_20_Text"><text:span text:style-name="T58">$b </text:span></text:span><text:span text:style-name="Source_20_Text"><text:span text:style-name="T64">= new \</text:span></text:span><text:span text:style-name="Source_20_Text"><text:span text:style-name="T58">Exception</text:span></text:span><text:span text:style-name="Source_20_Text"><text:span text:style-name="T64">(</text:span></text:span><text:span text:style-name="Source_20_Text"><text:span text:style-name="T72">'hi'</text:span></text:span><text:span text:style-name="Source_20_Text"><text:span text:style-name="T64">); <text:tab/></text:span></text:span><text:span text:style-name="Source_20_Text"><text:span text:style-name="T68">// $b is an object of class Exception<text:line-break/><text:line-break/></text:span></text:span><text:span text:style-name="Source_20_Text"><text:span text:style-name="T58">$c </text:span></text:span><text:span text:style-name="Source_20_Text"><text:span text:style-name="T64">= new </text:span></text:span><text:span text:style-name="Source_20_Text"><text:span text:style-name="T58">ArrayObject</text:span></text:span><text:span text:style-name="Source_20_Text"><text:span text:style-name="T64">; <text:tab/><text:tab/></text:span></text:span><text:span text:style-name="Source_20_Text"><text:span text:style-name="T76">// fatal error, class A\B\C\ArrayObject not found</text:span></text:span><text:span text:style-name="Source_20_Text"><text:span text:style-name="T68"><text:line-break/></text:span></text:span><text:span text:style-name="Source_20_Text"><text:span text:style-name="T58">?&gt;</text:span></text:span></text:p>
      <text:p text:style-name="P36"/>
      <text:p text:style-name="P36"/>
      <text:p text:style-name="P36">For functions and constants, PHP will fall back to global functions or constants if a namespaced function or constant does not exist.</text:p>
      <text:p text:style-name="P36"/>
      <text:p text:style-name="P36"><text:soft-page-break/><text:span text:style-name="Strong_20_Emphasis"><text:span text:style-name="T1">Example #2 global functions/constants fallback inside a namespace</text:span></text:span></text:p>
      <text:p text:style-name="P92"><text:span text:style-name="Source_20_Text"><text:span text:style-name="T58">&lt;?php<text:line-break/></text:span></text:span><text:span text:style-name="Source_20_Text"><text:span text:style-name="T64">namespace </text:span></text:span><text:span text:style-name="Source_20_Text"><text:span text:style-name="T58">A</text:span></text:span><text:span text:style-name="Source_20_Text"><text:span text:style-name="T64">\</text:span></text:span><text:span text:style-name="Source_20_Text"><text:span text:style-name="T58">B</text:span></text:span><text:span text:style-name="Source_20_Text"><text:span text:style-name="T64">\</text:span></text:span><text:span text:style-name="Source_20_Text"><text:span text:style-name="T58">C</text:span></text:span><text:span text:style-name="Source_20_Text"><text:span text:style-name="T64">;<text:line-break/><text:line-break/>const </text:span></text:span><text:span text:style-name="Source_20_Text"><text:span text:style-name="T58">E_ERROR </text:span></text:span><text:span text:style-name="Source_20_Text"><text:span text:style-name="T64">= </text:span></text:span><text:span text:style-name="Source_20_Text"><text:span text:style-name="T58">45</text:span></text:span><text:span text:style-name="Source_20_Text"><text:span text:style-name="T64">;</text:span></text:span></text:p>
      <text:p text:style-name="P92"><text:span text:style-name="Source_20_Text"><text:span text:style-name="T64"><text:line-break/>function </text:span></text:span><text:span text:style-name="Source_20_Text"><text:span text:style-name="T58">strlen</text:span></text:span><text:span text:style-name="Source_20_Text"><text:span text:style-name="T64">(</text:span></text:span><text:span text:style-name="Source_20_Text"><text:span text:style-name="T58">$str</text:span></text:span><text:span text:style-name="Source_20_Text"><text:span text:style-name="T64">) {<text:line-break/>    return \</text:span></text:span><text:span text:style-name="Source_20_Text"><text:span text:style-name="T58">strlen</text:span></text:span><text:span text:style-name="Source_20_Text"><text:span text:style-name="T64">(</text:span></text:span><text:span text:style-name="Source_20_Text"><text:span text:style-name="T58">$str</text:span></text:span><text:span text:style-name="Source_20_Text"><text:span text:style-name="T64">) - </text:span></text:span><text:span text:style-name="Source_20_Text"><text:span text:style-name="T58">1</text:span></text:span><text:span text:style-name="Source_20_Text"><text:span text:style-name="T64">;<text:line-break/>}<text:line-break/><text:line-break/>echo </text:span></text:span><text:span text:style-name="Source_20_Text"><text:span text:style-name="T58">E_ERROR</text:span></text:span><text:span text:style-name="Source_20_Text"><text:span text:style-name="T64">; <text:tab/><text:tab/><text:tab/><text:tab/></text:span></text:span><text:span text:style-name="Source_20_Text"><text:span text:style-name="T18">// "45"</text:span></text:span><text:span text:style-name="Source_20_Text"><text:span text:style-name="T68"><text:line-break/></text:span></text:span><text:span text:style-name="Source_20_Text"><text:span text:style-name="T64">echo </text:span></text:span><text:span text:style-name="Source_20_Text"><text:span text:style-name="T58">INI_ALL</text:span></text:span><text:span text:style-name="Source_20_Text"><text:span text:style-name="T64">; <text:tab/><text:tab/><text:tab/><text:tab/></text:span></text:span><text:span text:style-name="Source_20_Text"><text:span text:style-name="T18">// "7" - falls back to global INI_ALL</text:span></text:span><text:span text:style-name="Source_20_Text"><text:span text:style-name="T68"><text:line-break/><text:line-break/></text:span></text:span><text:span text:style-name="Source_20_Text"><text:span text:style-name="T64">echo </text:span></text:span><text:span text:style-name="Source_20_Text"><text:span text:style-name="T58">strlen</text:span></text:span><text:span text:style-name="Source_20_Text"><text:span text:style-name="T64">(</text:span></text:span><text:span text:style-name="Source_20_Text"><text:span text:style-name="T72">'hi'</text:span></text:span><text:span text:style-name="Source_20_Text"><text:span text:style-name="T64">); <text:tab/><text:tab/><text:tab/></text:span></text:span><text:span text:style-name="Source_20_Text"><text:span text:style-name="T18">// "1"</text:span></text:span></text:p>
      <text:p text:style-name="P92"><text:span text:style-name="Source_20_Text"><text:span text:style-name="T68"><text:line-break/></text:span></text:span><text:span text:style-name="Source_20_Text"><text:span text:style-name="T64">if (</text:span></text:span><text:span text:style-name="Source_20_Text"><text:span text:style-name="T58">is_array</text:span></text:span><text:span text:style-name="Source_20_Text"><text:span text:style-name="T64">(</text:span></text:span><text:span text:style-name="Source_20_Text"><text:span text:style-name="T72">'hi'</text:span></text:span><text:span text:style-name="Source_20_Text"><text:span text:style-name="T64">)) { <text:tab/><text:tab/><text:tab/></text:span></text:span><text:span text:style-name="Source_20_Text"><text:span text:style-name="T18">// "is not array"</text:span></text:span><text:span text:style-name="Source_20_Text"><text:span text:style-name="T68"><text:line-break/>    </text:span></text:span><text:span text:style-name="Source_20_Text"><text:span text:style-name="T64">echo </text:span></text:span><text:span text:style-name="Source_20_Text"><text:span text:style-name="T72">"is array</text:span></text:span><text:span text:style-name="Source_20_Text"><text:span text:style-name="T64">;<text:line-break/>} else {<text:line-break/>    echo </text:span></text:span><text:span text:style-name="Source_20_Text"><text:span text:style-name="T72">"is not array"</text:span></text:span><text:span text:style-name="Source_20_Text"><text:span text:style-name="T64">;<text:line-break/>}<text:line-break/></text:span></text:span><text:span text:style-name="Source_20_Text"><text:span text:style-name="T58">?&gt;</text:span></text:span></text:p>
      <text:p text:style-name="P36"/>
      <text:h text:style-name="P25" text:outline-level="2"><text:span text:style-name="Source_20_Text"><text:span text:style-name="T8">Variables in namespace</text:span></text:span></text:h>
      <text:p text:style-name="P26"><text:span text:style-name="Source_20_Text"><text:span text:style-name="T7"/></text:span></text:p>
      <text:p text:style-name="P36">You can set a variable after declaring a namespace, but variables will always exist in the global scope.</text:p>
      <text:p text:style-name="P37"><text:span text:style-name="Strong_20_Emphasis"><text:span text:style-name="T1">Example #</text:span></text:span><text:span text:style-name="Strong_20_Emphasis"><text:span text:style-name="T3">1:</text:span></text:span></text:p>
      <text:p text:style-name="P65"><text:span text:style-name="Source_20_Text"><text:span text:style-name="T59">&lt;?php</text:span></text:span></text:p>
      <text:p text:style-name="P68"><text:span text:style-name="Source_20_Text"><text:span text:style-name="T58">namespace A ;</text:span></text:span></text:p>
      <text:p text:style-name="P64"><text:span text:style-name="Source_20_Text"><text:span text:style-name="T60">$var = function() {</text:span></text:span></text:p>
      <text:p text:style-name="P64"><text:span text:style-name="Source_20_Text"><text:span text:style-name="T60"><text:s text:c="4"/></text:span></text:span><text:span text:style-name="Source_20_Text"><text:span text:style-name="T61">e</text:span></text:span><text:span text:style-name="Source_20_Text"><text:span text:style-name="T60">cho __FUNCTION__;</text:span></text:span></text:p>
      <text:p text:style-name="P64"><text:span text:style-name="Source_20_Text"><text:span text:style-name="T60">};</text:span></text:span></text:p>
      <text:p text:style-name="P66"><text:span text:style-name="Source_20_Text"><text:span text:style-name="T58"/></text:span></text:p>
      <text:p text:style-name="P67"><text:span text:style-name="Source_20_Text"><text:span text:style-name="T58">namespace B;</text:span></text:span></text:p>
      <text:p text:style-name="P64"><text:span text:style-name="Source_20_Text"><text:span text:style-name="T60">$var = function() {</text:span></text:span></text:p>
      <text:p text:style-name="P64"><text:span text:style-name="Source_20_Text"><text:span text:style-name="T60"><text:s text:c="4"/>echo __FUNCTION__;</text:span></text:span></text:p>
      <text:p text:style-name="P64"><text:span text:style-name="Source_20_Text"><text:span text:style-name="T60">};</text:span></text:span></text:p>
      <text:p text:style-name="P66"><text:span text:style-name="Source_20_Text"><text:span text:style-name="T58"/></text:span></text:p>
      <text:p text:style-name="P68"><text:span text:style-name="Source_20_Text"><text:span text:style-name="T58">namespace C;</text:span></text:span></text:p>
      <text:p text:style-name="P66"><text:span text:style-name="Source_20_Text"><text:span text:style-name="T58">$var();</text:span></text:span></text:p>
      <text:p text:style-name="P63"><text:span text:style-name="Source_20_Text"><text:span text:style-name="T58">?&gt;</text:span></text:span></text:p>
      <text:p text:style-name="P48"><text:span text:style-name="Source_20_Text"><text:span text:style-name="T91">B\{closure}</text:span></text:span></text:p>
      <text:p text:style-name="P37"><text:soft-page-break/><text:span text:style-name="Strong_20_Emphasis"><text:span text:style-name="T4">Example #</text:span></text:span><text:span text:style-name="Strong_20_Emphasis"><text:span text:style-name="T5">2:</text:span></text:span></text:p>
      <text:p text:style-name="P47"><text:span text:style-name="Source_20_Text"><text:span text:style-name="T99">&lt;?php</text:span></text:span></text:p>
      <text:p text:style-name="P47"><text:span text:style-name="Source_20_Text"><text:span text:style-name="T99">namespace A {</text:span></text:span></text:p>
      <text:p text:style-name="P47"><text:span text:style-name="Source_20_Text"><text:span text:style-name="T58"/></text:span></text:p>
      <text:p text:style-name="P47"><text:span text:style-name="Source_20_Text"><text:span text:style-name="T99"><text:s text:c="4"/>class myClass {</text:span></text:span></text:p>
      <text:p text:style-name="P47"><text:span text:style-name="Source_20_Text"><text:span text:style-name="T99"><text:s text:c="8"/>function m() {</text:span></text:span></text:p>
      <text:p text:style-name="P47"><text:span text:style-name="Source_20_Text"><text:span text:style-name="T99"><text:s text:c="12"/>echo __METHOD__;</text:span></text:span></text:p>
      <text:p text:style-name="P47"><text:span text:style-name="Source_20_Text"><text:span text:style-name="T99"><text:s text:c="8"/>}</text:span></text:span></text:p>
      <text:p text:style-name="P47"><text:span text:style-name="Source_20_Text"><text:span text:style-name="T99"><text:s text:c="4"/>}</text:span></text:span></text:p>
      <text:p text:style-name="P47"><text:span text:style-name="Source_20_Text"><text:span text:style-name="T99"><text:s text:c="4"/>$obj = new myClass;</text:span></text:span></text:p>
      <text:p text:style-name="P47"><text:span text:style-name="Source_20_Text"><text:span text:style-name="T99">}</text:span></text:span></text:p>
      <text:p text:style-name="P47"><text:span text:style-name="Source_20_Text"><text:span text:style-name="T58"/></text:span></text:p>
      <text:p text:style-name="P47"><text:span text:style-name="Source_20_Text"><text:span text:style-name="T99">namespace B {</text:span></text:span></text:p>
      <text:p text:style-name="P47"><text:span text:style-name="Source_20_Text"><text:span text:style-name="T58"/></text:span></text:p>
      <text:p text:style-name="P47"><text:span text:style-name="Source_20_Text"><text:span text:style-name="T99"><text:s text:c="4"/>class myClass {</text:span></text:span></text:p>
      <text:p text:style-name="P47"><text:span text:style-name="Source_20_Text"><text:span text:style-name="T99"><text:s text:c="8"/>function m() {</text:span></text:span></text:p>
      <text:p text:style-name="P47"><text:span text:style-name="Source_20_Text"><text:span text:style-name="T99"><text:s text:c="12"/>echo __METHOD__;</text:span></text:span></text:p>
      <text:p text:style-name="P47"><text:span text:style-name="Source_20_Text"><text:span text:style-name="T99"><text:s text:c="8"/>}</text:span></text:span></text:p>
      <text:p text:style-name="P47"><text:span text:style-name="Source_20_Text"><text:span text:style-name="T99"><text:s text:c="4"/>}</text:span></text:span></text:p>
      <text:p text:style-name="P47"><text:span text:style-name="Source_20_Text"><text:span text:style-name="T58"/></text:span></text:p>
      <text:p text:style-name="P47"><text:span text:style-name="Source_20_Text"><text:span text:style-name="T99"><text:s text:c="4"/>$obj = new myClass;</text:span></text:span></text:p>
      <text:p text:style-name="P47"><text:span text:style-name="Source_20_Text"><text:span text:style-name="T99">}</text:span></text:span></text:p>
      <text:p text:style-name="P47"><text:span text:style-name="Source_20_Text"><text:span text:style-name="T58"/></text:span></text:p>
      <text:p text:style-name="P46"><text:span text:style-name="Source_20_Text"><text:span text:style-name="T99">namespace C {</text:span></text:span></text:p>
      <text:p text:style-name="P47"><text:span text:style-name="Source_20_Text"><text:span text:style-name="T99"><text:s text:c="4"/>$obj-&gt;m();</text:span></text:span></text:p>
      <text:p text:style-name="P47"><text:span text:style-name="Source_20_Text"><text:span text:style-name="T99">}</text:span></text:span></text:p>
      <text:p text:style-name="P47"><text:span text:style-name="Source_20_Text"><text:span text:style-name="T99">?&gt;</text:span></text:span></text:p>
      <text:p text:style-name="P47"><text:span text:style-name="Source_20_Text"><text:span text:style-name="T92">B\myClass::m</text:span></text:span></text:p>
      <text:p text:style-name="P47"><text:span text:style-name="Source_20_Text"><text:span text:style-name="T92"/></text:span></text:p>
      <text:p text:style-name="P45"><text:span text:style-name="Source_20_Text"><text:span text:style-name="T97">Name resolution rules</text:span></text:span></text:p>
      <text:p text:style-name="P44"><text:span text:style-name="Strong_20_Emphasis"><text:span text:style-name="T107"/></text:span></text:p>
      <text:p text:style-name="P35">Unqualified name</text:p>
      <text:p text:style-name="P69"><text:span text:style-name="T28">This is an identifier without a namespace separator, such as </text:span><text:span text:style-name="Source_20_Text"><text:span text:style-name="T28">Foo</text:span></text:span></text:p>
      <text:p text:style-name="P69"><text:span text:style-name="Source_20_Text"><text:span text:style-name="T28"/></text:span></text:p>
      <text:p text:style-name="P35">Qualified name</text:p>
      <text:p text:style-name="P69"><text:span text:style-name="T28">This is an identifier with a namespace separator, such as </text:span><text:span text:style-name="Source_20_Text"><text:span text:style-name="T28">Foo\Bar</text:span></text:span></text:p>
      <text:p text:style-name="P69"><text:span text:style-name="Source_20_Text"><text:span text:style-name="T28"/></text:span></text:p>
      <text:p text:style-name="P100">Fully qualified name</text:p>
      <text:p text:style-name="P61"><text:span text:style-name="T28">This is an identifier with a namespace separator that begins with a namespace separator, such as </text:span><text:span text:style-name="Source_20_Text"><text:span text:style-name="T28">\Foo\Bar</text:span></text:span><text:span text:style-name="T28">. The namespace </text:span><text:span text:style-name="Source_20_Text"><text:span text:style-name="T28">\Foo</text:span></text:span><text:span text:style-name="T28"> is also a fully qualified name.</text:span></text:p>
      <text:p text:style-name="P108"/>
      <text:p text:style-name="P35">Relative name</text:p>
      <text:p text:style-name="P69"><text:span text:style-name="T28">This is an identifier starting with </text:span><text:span text:style-name="Source_20_Text"><text:span text:style-name="T28">namespace</text:span></text:span><text:span text:style-name="T28">, such as </text:span><text:span text:style-name="Source_20_Text"><text:span text:style-name="T28">namespace\Foo\Bar</text:span></text:span><text:span text:style-name="T28">.</text:span></text:p>
      <text:p text:style-name="P47"><text:span text:style-name="Source_20_Text"><text:span text:style-name="T92"/></text:span></text:p>
      <text:p text:style-name="P47"><text:span text:style-name="Source_20_Text"><text:span text:style-name="T92"/></text:span></text:p>
      <text:p text:style-name="P47"><text:span text:style-name="Strong_20_Emphasis"><text:span text:style-name="T93">Example #1 Name resolutions illustrated</text:span></text:span></text:p>
      <text:p text:style-name="P47"><text:span text:style-name="Strong_20_Emphasis"><text:span text:style-name="T93"/></text:span></text:p>
      <text:p text:style-name="P85"><text:span text:style-name="Source_20_Text"><text:span text:style-name="T62">&lt;?php<text:line-break/></text:span></text:span><text:span text:style-name="Source_20_Text"><text:span text:style-name="T65">namespace </text:span></text:span><text:span text:style-name="Source_20_Text"><text:span text:style-name="T62">A</text:span></text:span><text:span text:style-name="Source_20_Text"><text:span text:style-name="T65">;<text:line-break/>use </text:span></text:span><text:span text:style-name="Source_20_Text"><text:span text:style-name="T62">B</text:span></text:span><text:span text:style-name="Source_20_Text"><text:span text:style-name="T65">\</text:span></text:span><text:span text:style-name="Source_20_Text"><text:span text:style-name="T62">D</text:span></text:span><text:span text:style-name="Source_20_Text"><text:span text:style-name="T65">, </text:span></text:span><text:span text:style-name="Source_20_Text"><text:span text:style-name="T62">C</text:span></text:span><text:span text:style-name="Source_20_Text"><text:span text:style-name="T65">\</text:span></text:span><text:span text:style-name="Source_20_Text"><text:span text:style-name="T62">E </text:span></text:span><text:span text:style-name="Source_20_Text"><text:span text:style-name="T65">as </text:span></text:span><text:span text:style-name="Source_20_Text"><text:span text:style-name="T62">F</text:span></text:span><text:span text:style-name="Source_20_Text"><text:span text:style-name="T65">;<text:line-break/></text:span></text:span><text:soft-page-break/><text:span text:style-name="Source_20_Text"><text:span text:style-name="T86">// function calls</text:span></text:span><text:span text:style-name="Source_20_Text"><text:span text:style-name="T70"><text:line-break/><text:line-break/></text:span></text:span><text:span text:style-name="Source_20_Text"><text:span text:style-name="T62">foo</text:span></text:span><text:span text:style-name="Source_20_Text"><text:span text:style-name="T65">();      </text:span></text:span><text:span text:style-name="Source_20_Text"><text:span text:style-name="T80">// first tries to call "foo" defined in namespace "A"<text:line-break/>            // then calls global function "foo"</text:span></text:span><text:span text:style-name="Source_20_Text"><text:span text:style-name="T70"><text:line-break/><text:line-break/></text:span></text:span><text:span text:style-name="Source_20_Text"><text:span text:style-name="T65">\</text:span></text:span><text:span text:style-name="Source_20_Text"><text:span text:style-name="T62">foo</text:span></text:span><text:span text:style-name="Source_20_Text"><text:span text:style-name="T65">();     </text:span></text:span><text:span text:style-name="Source_20_Text"><text:span text:style-name="T80">// calls function "foo" defined in global scope</text:span></text:span><text:span text:style-name="Source_20_Text"><text:span text:style-name="T70"><text:line-break/><text:line-break/></text:span></text:span><text:span text:style-name="Source_20_Text"><text:span text:style-name="T62">my</text:span></text:span><text:span text:style-name="Source_20_Text"><text:span text:style-name="T65">\</text:span></text:span><text:span text:style-name="Source_20_Text"><text:span text:style-name="T62">foo</text:span></text:span><text:span text:style-name="Source_20_Text"><text:span text:style-name="T65">();   </text:span></text:span><text:span text:style-name="Source_20_Text"><text:span text:style-name="T80">// calls function "foo" defined in namespace "A\my"<text:line-break/></text:span></text:span><text:span text:style-name="Source_20_Text"><text:span text:style-name="T70"><text:line-break/></text:span></text:span><text:span text:style-name="Source_20_Text"><text:span text:style-name="T62">F</text:span></text:span><text:span text:style-name="Source_20_Text"><text:span text:style-name="T65">();        </text:span></text:span><text:span text:style-name="Source_20_Text"><text:span text:style-name="T80">// first tries to call "F" defined in namespace "A"<text:line-break/>            // then calls global function "F"<text:line-break/></text:span></text:span><text:span text:style-name="Source_20_Text"><text:span text:style-name="T70"><text:line-break/></text:span></text:span><text:span text:style-name="Source_20_Text"><text:span text:style-name="T86">// class references</text:span></text:span><text:span text:style-name="Source_20_Text"><text:span text:style-name="T70"><text:line-break/><text:line-break/></text:span></text:span><text:span text:style-name="Source_20_Text"><text:span text:style-name="T65">new </text:span></text:span><text:span text:style-name="Source_20_Text"><text:span text:style-name="T62">B</text:span></text:span><text:span text:style-name="Source_20_Text"><text:span text:style-name="T65">();    </text:span></text:span><text:span text:style-name="Source_20_Text"><text:span text:style-name="T80">// creates object of class "B" defined in namespace "A"<text:line-break/>            // if not found, it tries to autoload class "A\B"</text:span></text:span><text:span text:style-name="Source_20_Text"><text:span text:style-name="T70"><text:line-break/><text:line-break/></text:span></text:span><text:span text:style-name="Source_20_Text"><text:span text:style-name="T65">new </text:span></text:span><text:span text:style-name="Source_20_Text"><text:span text:style-name="T62">D</text:span></text:span><text:span text:style-name="Source_20_Text"><text:span text:style-name="T65">();    </text:span></text:span><text:span text:style-name="Source_20_Text"><text:span text:style-name="T80">// using import rules, creates object of class "D" defined in namespace "B"<text:line-break/>            // if not found, it tries to autoload class "B\D"</text:span></text:span><text:span text:style-name="Source_20_Text"><text:span text:style-name="T70"><text:line-break/><text:line-break/></text:span></text:span><text:span text:style-name="Source_20_Text"><text:span text:style-name="T65">new </text:span></text:span><text:span text:style-name="Source_20_Text"><text:span text:style-name="T62">F</text:span></text:span><text:span text:style-name="Source_20_Text"><text:span text:style-name="T65">();    </text:span></text:span><text:span text:style-name="Source_20_Text"><text:span text:style-name="T80">// using import rules, creates object of class "E" defined in namespace "C"<text:line-break/>            // if not found, it tries to autoload class "C\E"<text:line-break/></text:span></text:span><text:span text:style-name="Source_20_Text"><text:span text:style-name="T70"><text:line-break/></text:span></text:span><text:span text:style-name="Source_20_Text"><text:span text:style-name="T65">new \</text:span></text:span><text:span text:style-name="Source_20_Text"><text:span text:style-name="T62">B</text:span></text:span><text:span text:style-name="Source_20_Text"><text:span text:style-name="T65">();   </text:span></text:span><text:span text:style-name="Source_20_Text"><text:span text:style-name="T80">// creates object of class "B" defined in global scope<text:line-break/>            // if not found, it tries to autoload class "B"</text:span></text:span><text:span text:style-name="Source_20_Text"><text:span text:style-name="T70"><text:line-break/><text:line-break/></text:span></text:span><text:span text:style-name="Source_20_Text"><text:span text:style-name="T65">new \</text:span></text:span><text:span text:style-name="Source_20_Text"><text:span text:style-name="T62">D</text:span></text:span><text:span text:style-name="Source_20_Text"><text:span text:style-name="T65">();   </text:span></text:span><text:span text:style-name="Source_20_Text"><text:span text:style-name="T80">// creates object of class "D" defined in global scope<text:line-break/>            // if not found, it tries to autoload class "D"<text:line-break/></text:span></text:span><text:span text:style-name="Source_20_Text"><text:span text:style-name="T70"><text:line-break/></text:span></text:span><text:span text:style-name="Source_20_Text"><text:span text:style-name="T65">new \</text:span></text:span><text:span text:style-name="Source_20_Text"><text:span text:style-name="T62">F</text:span></text:span><text:span text:style-name="Source_20_Text"><text:span text:style-name="T65">();   </text:span></text:span><text:span text:style-name="Source_20_Text"><text:span text:style-name="T80">// creates object of class "F" defined in global scope<text:line-break/>            // if not found, it tries to autoload class "F"<text:line-break/></text:span></text:span><text:span text:style-name="Source_20_Text"><text:span text:style-name="T70"><text:line-break/></text:span></text:span><text:span text:style-name="Source_20_Text"><text:span text:style-name="T86">// static methods/namespace functions from another namespace</text:span></text:span><text:span text:style-name="Source_20_Text"><text:span text:style-name="T70"><text:line-break/><text:line-break/></text:span></text:span><text:span text:style-name="Source_20_Text"><text:span text:style-name="T62">B</text:span></text:span><text:span text:style-name="Source_20_Text"><text:span text:style-name="T65">\</text:span></text:span><text:span text:style-name="Source_20_Text"><text:span text:style-name="T62">foo</text:span></text:span><text:span text:style-name="Source_20_Text"><text:span text:style-name="T65">();    </text:span></text:span><text:span text:style-name="Source_20_Text"><text:span text:style-name="T80">// calls function "foo" from namespace "A\B"<text:line-break/></text:span></text:span><text:span text:style-name="Source_20_Text"><text:span text:style-name="T70"><text:line-break/></text:span></text:span><text:span text:style-name="Source_20_Text"><text:span text:style-name="T62">B</text:span></text:span><text:span text:style-name="Source_20_Text"><text:span text:style-name="T65">::</text:span></text:span><text:span text:style-name="Source_20_Text"><text:span text:style-name="T62">foo</text:span></text:span><text:span text:style-name="Source_20_Text"><text:span text:style-name="T65">();   </text:span></text:span><text:span text:style-name="Source_20_Text"><text:span text:style-name="T80">// calls method "foo" of class "B" defined in namespace "A"<text:line-break/>            // if class "A\B" not found, it tries to autoload class "A\B"</text:span></text:span><text:span text:style-name="Source_20_Text"><text:span text:style-name="T70"><text:line-break/><text:line-break/></text:span></text:span><text:span text:style-name="Source_20_Text"><text:span text:style-name="T62">D</text:span></text:span><text:span text:style-name="Source_20_Text"><text:span text:style-name="T65">::</text:span></text:span><text:span text:style-name="Source_20_Text"><text:span text:style-name="T62">foo</text:span></text:span><text:span text:style-name="Source_20_Text"><text:span text:style-name="T65">();   </text:span></text:span><text:span text:style-name="Source_20_Text"><text:span text:style-name="T81">// using import rules, calls method "foo" of class "D" defined in namespace "B"<text:line-break/>            // if class "B\D" not found, it tries to autoload class "B\D"<text:line-break/></text:span></text:span><text:span text:style-name="Source_20_Text"><text:span text:style-name="T70"><text:line-break/></text:span></text:span><text:span text:style-name="Source_20_Text"><text:span text:style-name="T65">\</text:span></text:span><text:span text:style-name="Source_20_Text"><text:span text:style-name="T62">B</text:span></text:span><text:span text:style-name="Source_20_Text"><text:span text:style-name="T65">\</text:span></text:span><text:span text:style-name="Source_20_Text"><text:span text:style-name="T62">foo</text:span></text:span><text:span text:style-name="Source_20_Text"><text:span text:style-name="T65">();  </text:span></text:span><text:span text:style-name="Source_20_Text"><text:span text:style-name="T80"> // calls function "foo" from namespace "B"<text:line-break/></text:span></text:span><text:span text:style-name="Source_20_Text"><text:span text:style-name="T70"><text:line-break/></text:span></text:span><text:span text:style-name="Source_20_Text"><text:span text:style-name="T65">\</text:span></text:span><text:span text:style-name="Source_20_Text"><text:span text:style-name="T62">B</text:span></text:span><text:span text:style-name="Source_20_Text"><text:span text:style-name="T65">::</text:span></text:span><text:span text:style-name="Source_20_Text"><text:span text:style-name="T62">foo</text:span></text:span><text:span text:style-name="Source_20_Text"><text:span text:style-name="T65">();  </text:span></text:span><text:span text:style-name="Source_20_Text"><text:span text:style-name="T80">// calls method "foo" of class "B" from global scope<text:line-break/>            // if class "B" not found, it tries to autoload class "B"</text:span></text:span><text:span text:style-name="Source_20_Text"><text:span text:style-name="T70"><text:line-break/><text:line-break/></text:span></text:span><text:span text:style-name="Source_20_Text"><text:span text:style-name="T86">// static methods/namespace functions of current namespace</text:span></text:span><text:span text:style-name="Source_20_Text"><text:span text:style-name="T70"><text:line-break/><text:line-break/></text:span></text:span><text:span text:style-name="Source_20_Text"><text:span text:style-name="T62">A</text:span></text:span><text:span text:style-name="Source_20_Text"><text:span text:style-name="T65">\</text:span></text:span><text:span text:style-name="Source_20_Text"><text:span text:style-name="T62">B</text:span></text:span><text:span text:style-name="Source_20_Text"><text:span text:style-name="T65">::</text:span></text:span><text:span text:style-name="Source_20_Text"><text:span text:style-name="T62">foo</text:span></text:span><text:span text:style-name="Source_20_Text"><text:span text:style-name="T65">();   </text:span></text:span><text:span text:style-name="Source_20_Text"><text:span text:style-name="T80">// calls method "foo" of class "B" from namespace "A\A"<text:line-break/>              // if class "A\A\B" not found, it tries to autoload class "A\A\B"</text:span></text:span></text:p>
      <text:p text:style-name="P84"><text:span text:style-name="Source_20_Text"><text:span text:style-name="T65">\</text:span></text:span><text:span text:style-name="Source_20_Text"><text:span text:style-name="T62">A</text:span></text:span><text:span text:style-name="Source_20_Text"><text:span text:style-name="T65">\</text:span></text:span><text:span text:style-name="Source_20_Text"><text:span text:style-name="T62">B</text:span></text:span><text:span text:style-name="Source_20_Text"><text:span text:style-name="T65">::</text:span></text:span><text:span text:style-name="Source_20_Text"><text:span text:style-name="T62">foo</text:span></text:span><text:span text:style-name="Source_20_Text"><text:span text:style-name="T65">();  </text:span></text:span><text:span text:style-name="Source_20_Text"><text:span text:style-name="T80">// calls method "foo" of class "B" from namespace "A"<text:line-break/>              // if class "A\B" not found, it tries to autoload class "A\B"</text:span></text:span><text:span text:style-name="Source_20_Text"><text:span text:style-name="T70"><text:line-break/></text:span></text:span><text:span text:style-name="Source_20_Text"><text:span text:style-name="T62">?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onsolas" svg:font-family="Consolas" style:font-family-generic="swiss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family-generic="swiss" style:font-pitch="variable"/>
    <style:font-face style:name="Lato1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0:24:32.383000000</meta:creation-date>
    <dc:date>2021-12-29T12:52:00.777068860</dc:date>
    <meta:editing-duration>PT3H35M27S</meta:editing-duration>
    <meta:editing-cycles>19</meta:editing-cycles>
    <meta:generator>LibreOffice/7.2.3.2$Linux_X86_64 LibreOffice_project/20$Build-2</meta:generator>
    <meta:print-date>2021-09-02T16:04:48.028000000</meta:print-date>
    <meta:document-statistic meta:table-count="0" meta:image-count="0" meta:object-count="0" meta:page-count="17" meta:paragraph-count="249" meta:word-count="3019" meta:character-count="21031" meta:non-whitespace-character-count="17427"/>
  </office:meta>
</office:document-meta>
</file>